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ubbleSort</text:p>
          </table:table-cell>
          <table:table-cell table:number-columns-repeated="5"/>
          <table:table-cell>
            <draw:frame table:end-cell-address="Arkusz3.L18" table:end-x="49.24pt" table:end-y="3.74pt" draw:z-index="0" draw:name="Chart 1" draw:style-name="gr1" draw:text-style-name="P1" svg:width="419.98pt" svg:height="259.48pt" svg:x="29.99pt" svg:y="11.99pt">
              <draw:object draw:notify-on-update-of-ranges="Arkusz3.A3:Arkusz3.A7 Arkusz3.B1:Arkusz3.B2 Arkusz3.B3:Arkusz3.B7 Arkusz3.C1:Arkusz3.C2 Arkusz3.C3:Arkusz3.C7 Arkusz3.D1:Arkusz3.D2 Arkusz3.D3:Arkusz3.D7 Arkusz3.E1:Arkusz3.E2 Arkusz3.E3:Arkusz3.E7 Arkusz3.F1:Arkusz3.F2 Arkusz3.F3:Arkusz3.F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orted first</text:p>
          </table:table-cell>
          <table:table-cell table:style-name="ce1" office:value-type="string" calcext:value-type="string">
            <text:p>sorted last</text:p>
          </table:table-cell>
          <table:table-cell table:number-columns-repeated="7"/>
          <table:table-cell table:style-name="ce1" office:value-type="string" calcext:value-type="string">
            <text:p>Random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507624" calcext:value-type="float">
            <text:p>0.507624</text:p>
          </table:table-cell>
          <table:table-cell table:style-name="ce1" office:value-type="float" office:value="0.134063" calcext:value-type="float">
            <text:p>0.134063</text:p>
          </table:table-cell>
          <table:table-cell table:style-name="ce1" office:value-type="float" office:value="0.58567" calcext:value-type="float">
            <text:p>0.58567</text:p>
          </table:table-cell>
          <table:table-cell table:style-name="ce1" office:value-type="float" office:value="0.134519" calcext:value-type="float">
            <text:p>0.134519</text:p>
          </table:table-cell>
          <table:table-cell table:style-name="ce1" office:value-type="float" office:value="0.165506" calcext:value-type="float">
            <text:p>0.165506</text:p>
          </table:table-cell>
          <table:table-cell table:number-columns-repeated="7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Selection Sort</text:p>
          </table:table-cell>
          <table:table-cell table:style-name="ce1" office:value-type="string" calcext:value-type="string">
            <text:p>Counting Sort</text:p>
          </table:table-cell>
          <table:table-cell table:style-name="ce1" office:value-type="string" calcext:value-type="string">
            <text:p>Radix Sort</text:p>
          </table:table-cell>
          <table:table-cell table:style-name="ce1" office:value-type="string" calcext:value-type="string">
            <text:p>Quick Sort</text:p>
          </table:table-cell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Heap Sort</text:p>
          </table:table-cell>
          <table:table-cell table:number-columns-repeated="1003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.98986" calcext:value-type="float">
            <text:p>1.98986</text:p>
          </table:table-cell>
          <table:table-cell table:style-name="ce1" office:value-type="float" office:value="0.511766" calcext:value-type="float">
            <text:p>0.511766</text:p>
          </table:table-cell>
          <table:table-cell table:style-name="ce1" office:value-type="float" office:value="2.06053" calcext:value-type="float">
            <text:p>2.06053</text:p>
          </table:table-cell>
          <table:table-cell table:style-name="ce1" office:value-type="float" office:value="0.554451" calcext:value-type="float">
            <text:p>0.554451</text:p>
          </table:table-cell>
          <table:table-cell table:style-name="ce1" office:value-type="float" office:value="0.573341" calcext:value-type="float">
            <text:p>0.573341</text:p>
          </table:table-cell>
          <table:table-cell table:number-columns-repeated="7"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511583" calcext:value-type="float">
            <text:p>0.511583</text:p>
          </table:table-cell>
          <table:table-cell table:style-name="ce2" office:value-type="float" office:value="0.122406" calcext:value-type="float">
            <text:p>0.122406</text:p>
          </table:table-cell>
          <table:table-cell table:style-name="ce2" office:value-type="float" office:value="0.00151058" calcext:value-type="float">
            <text:p>0.00151058</text:p>
          </table:table-cell>
          <table:table-cell table:style-name="ce2" office:value-type="float" office:value="0.00228602" calcext:value-type="float">
            <text:p>0.00228602</text:p>
          </table:table-cell>
          <table:table-cell table:style-name="ce2" office:value-type="float" office:value="0.00226373" calcext:value-type="float">
            <text:p>0.00226373</text:p>
          </table:table-cell>
          <table:table-cell table:style-name="ce1" office:value-type="float" office:value="0.00169067" calcext:value-type="float">
            <text:p>0.00169067</text:p>
          </table:table-cell>
          <table:table-cell table:style-name="ce1" office:value-type="float" office:value="0.00323695" calcext:value-type="float">
            <text:p>0.00323695</text:p>
          </table:table-cell>
          <table:table-cell table:number-columns-repeated="1003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8.0097" calcext:value-type="float">
            <text:p>8.0097</text:p>
          </table:table-cell>
          <table:table-cell table:style-name="ce1" office:value-type="float" office:value="2.06134" calcext:value-type="float">
            <text:p>2.06134</text:p>
          </table:table-cell>
          <table:table-cell table:style-name="ce1" office:value-type="float" office:value="8.60279" calcext:value-type="float">
            <text:p>8.60279</text:p>
          </table:table-cell>
          <table:table-cell table:style-name="ce1" office:value-type="float" office:value="2.11702" calcext:value-type="float">
            <text:p>2.11702</text:p>
          </table:table-cell>
          <table:table-cell table:style-name="ce1" office:value-type="float" office:value="2.12728" calcext:value-type="float">
            <text:p>2.12728</text:p>
          </table:table-cell>
          <table:table-cell table:number-columns-repeated="7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1.97964" calcext:value-type="float">
            <text:p>1.97964</text:p>
          </table:table-cell>
          <table:table-cell table:style-name="ce2" office:value-type="float" office:value="0.473183" calcext:value-type="float">
            <text:p>0.473183</text:p>
          </table:table-cell>
          <table:table-cell table:style-name="ce2" office:value-type="float" office:value="0.00154536" calcext:value-type="float">
            <text:p>0.00154536</text:p>
          </table:table-cell>
          <table:table-cell table:style-name="ce2" office:value-type="float" office:value="0.00426497" calcext:value-type="float">
            <text:p>0.00426497</text:p>
          </table:table-cell>
          <table:table-cell table:style-name="ce2" office:value-type="float" office:value="0.00448914" calcext:value-type="float">
            <text:p>0.00448914</text:p>
          </table:table-cell>
          <table:table-cell table:style-name="ce1" office:value-type="float" office:value="0.00355479" calcext:value-type="float">
            <text:p>0.00355479</text:p>
          </table:table-cell>
          <table:table-cell table:style-name="ce1" office:value-type="float" office:value="0.0059698" calcext:value-type="float">
            <text:p>0.0059698</text:p>
          </table:table-cell>
          <table:table-cell table:number-columns-repeated="1003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32.1791" calcext:value-type="float">
            <text:p>32.1791</text:p>
          </table:table-cell>
          <table:table-cell table:style-name="ce1" office:value-type="float" office:value="8.3442" calcext:value-type="float">
            <text:p>8.3442</text:p>
          </table:table-cell>
          <table:table-cell table:style-name="ce1" office:value-type="float" office:value="32.9083" calcext:value-type="float">
            <text:p>32.9083</text:p>
          </table:table-cell>
          <table:table-cell table:style-name="ce1" office:value-type="float" office:value="8.755" calcext:value-type="float">
            <text:p>8.755</text:p>
          </table:table-cell>
          <table:table-cell table:style-name="ce1" office:value-type="float" office:value="8.83119" calcext:value-type="float">
            <text:p>8.83119</text:p>
          </table:table-cell>
          <table:table-cell table:number-columns-repeated="7"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7.978" calcext:value-type="float">
            <text:p>7.978</text:p>
          </table:table-cell>
          <table:table-cell table:style-name="ce2" office:value-type="float" office:value="1.88749" calcext:value-type="float">
            <text:p>1.88749</text:p>
          </table:table-cell>
          <table:table-cell table:style-name="ce2" office:value-type="float" office:value="0.00203697" calcext:value-type="float">
            <text:p>0.00203697</text:p>
          </table:table-cell>
          <table:table-cell table:style-name="ce2" office:value-type="float" office:value="0.0093896" calcext:value-type="float">
            <text:p>0.0093896</text:p>
          </table:table-cell>
          <table:table-cell table:style-name="ce2" office:value-type="float" office:value="0.00997719" calcext:value-type="float">
            <text:p>0.00997719</text:p>
          </table:table-cell>
          <table:table-cell table:style-name="ce1" office:value-type="float" office:value="0.00793233" calcext:value-type="float">
            <text:p>0.00793233</text:p>
          </table:table-cell>
          <table:table-cell table:style-name="ce1" office:value-type="float" office:value="0.0144869" calcext:value-type="float">
            <text:p>0.0144869</text:p>
          </table:table-cell>
          <table:table-cell table:number-columns-repeated="1003"/>
        </table:table-row>
        <table:table-row table:style-name="ro1">
          <table:table-cell table:style-name="ce1" office:value-type="float" office:value="160000" calcext:value-type="float">
            <text:p>160000</text:p>
          </table:table-cell>
          <table:table-cell table:style-name="ce1" office:value-type="float" office:value="132.293" calcext:value-type="float">
            <text:p>132.293</text:p>
          </table:table-cell>
          <table:table-cell table:style-name="ce1" office:value-type="float" office:value="33.2274" calcext:value-type="float">
            <text:p>33.2274</text:p>
          </table:table-cell>
          <table:table-cell table:style-name="ce1" office:value-type="float" office:value="130.301" calcext:value-type="float">
            <text:p>130.301</text:p>
          </table:table-cell>
          <table:table-cell table:style-name="ce1" office:value-type="float" office:value="34.8012" calcext:value-type="float">
            <text:p>34.8012</text:p>
          </table:table-cell>
          <table:table-cell table:style-name="ce1" office:value-type="float" office:value="34.5955" calcext:value-type="float">
            <text:p>34.5955</text:p>
          </table:table-cell>
          <table:table-cell table:number-columns-repeated="7"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32.1644" calcext:value-type="float">
            <text:p>32.1644</text:p>
          </table:table-cell>
          <table:table-cell table:style-name="ce2" office:value-type="float" office:value="7.58191" calcext:value-type="float">
            <text:p>7.58191</text:p>
          </table:table-cell>
          <table:table-cell table:style-name="ce2" office:value-type="float" office:value="0.00231139" calcext:value-type="float">
            <text:p>0.00231139</text:p>
          </table:table-cell>
          <table:table-cell table:style-name="ce2" office:value-type="float" office:value="0.0170702" calcext:value-type="float">
            <text:p>0.0170702</text:p>
          </table:table-cell>
          <table:table-cell table:style-name="ce2" office:value-type="float" office:value="0.0202294" calcext:value-type="float">
            <text:p>0.0202294</text:p>
          </table:table-cell>
          <table:table-cell table:style-name="ce1" office:value-type="float" office:value="0.0164941" calcext:value-type="float">
            <text:p>0.0164941</text:p>
          </table:table-cell>
          <table:table-cell table:style-name="ce1" office:value-type="float" office:value="0.0282297" calcext:value-type="float">
            <text:p>0.0282297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147.086" calcext:value-type="float">
            <text:p>147.086</text:p>
          </table:table-cell>
          <table:table-cell table:style-name="ce2" office:value-type="float" office:value="34.7699" calcext:value-type="float">
            <text:p>34.7699</text:p>
          </table:table-cell>
          <table:table-cell table:style-name="ce2" office:value-type="float" office:value="0.00361873" calcext:value-type="float">
            <text:p>0.00361873</text:p>
          </table:table-cell>
          <table:table-cell table:style-name="ce2" office:value-type="float" office:value="0.0395282" calcext:value-type="float">
            <text:p>0.0395282</text:p>
          </table:table-cell>
          <table:table-cell table:style-name="ce2" office:value-type="float" office:value="0.0433299" calcext:value-type="float">
            <text:p>0.0433299</text:p>
          </table:table-cell>
          <table:table-cell table:style-name="ce1" office:value-type="float" office:value="0.0375525" calcext:value-type="float">
            <text:p>0.0375525</text:p>
          </table:table-cell>
          <table:table-cell table:style-name="ce1" office:value-type="float" office:value="0.0679751" calcext:value-type="float">
            <text:p>0.067975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electionSort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orted first</text:p>
          </table:table-cell>
          <table:table-cell table:style-name="ce1" office:value-type="string" calcext:value-type="string">
            <text:p>sorted last</text:p>
          </table:table-cell>
          <table:table-cell table:number-columns-repeated="7"/>
          <table:table-cell table:style-name="ce1" office:value-type="string" calcext:value-type="string">
            <text:p>Sorted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127444" calcext:value-type="float">
            <text:p>0.127444</text:p>
          </table:table-cell>
          <table:table-cell table:style-name="ce2" office:value-type="float" office:value="0.142513" calcext:value-type="float">
            <text:p>0.142513</text:p>
          </table:table-cell>
          <table:table-cell table:style-name="ce2" office:value-type="float" office:value="0.136314" calcext:value-type="float">
            <text:p>0.136314</text:p>
          </table:table-cell>
          <table:table-cell table:style-name="ce2" office:value-type="float" office:value="0.141192" calcext:value-type="float">
            <text:p>0.141192</text:p>
          </table:table-cell>
          <table:table-cell table:style-name="ce2" office:value-type="float" office:value="0.12751" calcext:value-type="float">
            <text:p>0.12751</text:p>
          </table:table-cell>
          <table:table-cell table:number-columns-repeated="7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Selection Sort</text:p>
          </table:table-cell>
          <table:table-cell table:style-name="ce1" office:value-type="string" calcext:value-type="string">
            <text:p>Counting Sort</text:p>
          </table:table-cell>
          <table:table-cell table:style-name="ce1" office:value-type="string" calcext:value-type="string">
            <text:p>Radix Sort</text:p>
          </table:table-cell>
          <table:table-cell table:style-name="ce1" office:value-type="string" calcext:value-type="string">
            <text:p>Quick Sort</text:p>
          </table:table-cell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Heap Sort</text:p>
          </table:table-cell>
          <table:table-cell table:number-columns-repeated="1003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476092" calcext:value-type="float">
            <text:p>0.476092</text:p>
          </table:table-cell>
          <table:table-cell table:style-name="ce2" office:value-type="float" office:value="0.477291" calcext:value-type="float">
            <text:p>0.477291</text:p>
          </table:table-cell>
          <table:table-cell table:style-name="ce2" office:value-type="float" office:value="0.542669" calcext:value-type="float">
            <text:p>0.542669</text:p>
          </table:table-cell>
          <table:table-cell table:style-name="ce2" office:value-type="float" office:value="0.527898" calcext:value-type="float">
            <text:p>0.527898</text:p>
          </table:table-cell>
          <table:table-cell table:style-name="ce2" office:value-type="float" office:value="0.501564" calcext:value-type="float">
            <text:p>0.501564</text:p>
          </table:table-cell>
          <table:table-cell table:number-columns-repeated="7"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16351" calcext:value-type="float">
            <text:p>0.16351</text:p>
          </table:table-cell>
          <table:table-cell table:style-name="ce2" office:value-type="float" office:value="0.137171" calcext:value-type="float">
            <text:p>0.137171</text:p>
          </table:table-cell>
          <table:table-cell table:style-name="ce2" office:value-type="float" office:value="0.0015652" calcext:value-type="float">
            <text:p>0.0015652</text:p>
          </table:table-cell>
          <table:table-cell table:style-name="ce2" office:value-type="float" office:value="0.00235539" calcext:value-type="float">
            <text:p>0.00235539</text:p>
          </table:table-cell>
          <table:table-cell table:style-name="ce2" office:value-type="float" office:value="0.602535" calcext:value-type="float">
            <text:p>0.602535</text:p>
          </table:table-cell>
          <table:table-cell table:style-name="ce1" office:value-type="float" office:value="0.00112272" calcext:value-type="float">
            <text:p>0.00112272</text:p>
          </table:table-cell>
          <table:table-cell table:style-name="ce1" office:value-type="float" office:value="0.00248576" calcext:value-type="float">
            <text:p>0.00248576</text:p>
          </table:table-cell>
          <table:table-cell table:number-columns-repeated="1003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1.91493" calcext:value-type="float">
            <text:p>1.91493</text:p>
          </table:table-cell>
          <table:table-cell table:style-name="ce2" office:value-type="float" office:value="1.91111" calcext:value-type="float">
            <text:p>1.91111</text:p>
          </table:table-cell>
          <table:table-cell table:style-name="ce2" office:value-type="float" office:value="2.1291" calcext:value-type="float">
            <text:p>2.1291</text:p>
          </table:table-cell>
          <table:table-cell table:style-name="ce2" office:value-type="float" office:value="1.93377" calcext:value-type="float">
            <text:p>1.93377</text:p>
          </table:table-cell>
          <table:table-cell table:style-name="ce2" office:value-type="float" office:value="2.11577" calcext:value-type="float">
            <text:p>2.11577</text:p>
          </table:table-cell>
          <table:table-cell table:number-columns-repeated="7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576902" calcext:value-type="float">
            <text:p>0.576902</text:p>
          </table:table-cell>
          <table:table-cell table:style-name="ce2" office:value-type="float" office:value="0.545859" calcext:value-type="float">
            <text:p>0.545859</text:p>
          </table:table-cell>
          <table:table-cell table:style-name="ce2" office:value-type="float" office:value="0.00215625" calcext:value-type="float">
            <text:p>0.00215625</text:p>
          </table:table-cell>
          <table:table-cell table:style-name="ce2" office:value-type="float" office:value="0.00485918" calcext:value-type="float">
            <text:p>0.00485918</text:p>
          </table:table-cell>
          <table:table-cell table:style-name="ce2" office:value-type="float" office:value="2.41865" calcext:value-type="float">
            <text:p>2.41865</text:p>
          </table:table-cell>
          <table:table-cell table:style-name="ce1" office:value-type="float" office:value="0.00255828" calcext:value-type="float">
            <text:p>0.00255828</text:p>
          </table:table-cell>
          <table:table-cell table:style-name="ce1" office:value-type="float" office:value="0.00631062" calcext:value-type="float">
            <text:p>0.00631062</text:p>
          </table:table-cell>
          <table:table-cell table:number-columns-repeated="1003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7.87974" calcext:value-type="float">
            <text:p>7.87974</text:p>
          </table:table-cell>
          <table:table-cell table:style-name="ce2" office:value-type="float" office:value="7.92754" calcext:value-type="float">
            <text:p>7.92754</text:p>
          </table:table-cell>
          <table:table-cell table:style-name="ce2" office:value-type="float" office:value="8.50461" calcext:value-type="float">
            <text:p>8.50461</text:p>
          </table:table-cell>
          <table:table-cell table:style-name="ce2" office:value-type="float" office:value="8.18701" calcext:value-type="float">
            <text:p>8.18701</text:p>
          </table:table-cell>
          <table:table-cell table:style-name="ce2" office:value-type="float" office:value="8.16856" calcext:value-type="float">
            <text:p>8.16856</text:p>
          </table:table-cell>
          <table:table-cell table:number-columns-repeated="7"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.34503" calcext:value-type="float">
            <text:p>2.34503</text:p>
          </table:table-cell>
          <table:table-cell table:style-name="ce2" office:value-type="float" office:value="2.15268" calcext:value-type="float">
            <text:p>2.15268</text:p>
          </table:table-cell>
          <table:table-cell table:style-name="ce2" office:value-type="float" office:value="0.0020621" calcext:value-type="float">
            <text:p>0.0020621</text:p>
          </table:table-cell>
          <table:table-cell table:style-name="ce2" office:value-type="float" office:value="0.00958994" calcext:value-type="float">
            <text:p>0.00958994</text:p>
          </table:table-cell>
          <table:table-cell table:style-name="ce2" office:value-type="float" office:value="9.61337" calcext:value-type="float">
            <text:p>9.61337</text:p>
          </table:table-cell>
          <table:table-cell table:style-name="ce1" office:value-type="float" office:value="0.00565769" calcext:value-type="float">
            <text:p>0.00565769</text:p>
          </table:table-cell>
          <table:table-cell table:style-name="ce1" office:value-type="float" office:value="0.0120468" calcext:value-type="float">
            <text:p>0.0120468</text:p>
          </table:table-cell>
          <table:table-cell table:number-columns-repeated="1003"/>
        </table:table-row>
        <table:table-row table:style-name="ro1"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31.4337" calcext:value-type="float">
            <text:p>31.4337</text:p>
          </table:table-cell>
          <table:table-cell table:style-name="ce2" office:value-type="float" office:value="31.4825" calcext:value-type="float">
            <text:p>31.4825</text:p>
          </table:table-cell>
          <table:table-cell table:style-name="ce2" office:value-type="float" office:value="32.96" calcext:value-type="float">
            <text:p>32.96</text:p>
          </table:table-cell>
          <table:table-cell table:style-name="ce2" office:value-type="float" office:value="32.4197" calcext:value-type="float">
            <text:p>32.4197</text:p>
          </table:table-cell>
          <table:table-cell table:style-name="ce2" office:value-type="float" office:value="32.4439" calcext:value-type="float">
            <text:p>32.4439</text:p>
          </table:table-cell>
          <table:table-cell table:number-columns-repeated="7"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9.46751" calcext:value-type="float">
            <text:p>9.46751</text:p>
          </table:table-cell>
          <table:table-cell table:style-name="ce2" office:value-type="float" office:value="8.61027" calcext:value-type="float">
            <text:p>8.61027</text:p>
          </table:table-cell>
          <table:table-cell table:style-name="ce2" office:value-type="float" office:value="0.0023572" calcext:value-type="float">
            <text:p>0.0023572</text:p>
          </table:table-cell>
          <table:table-cell table:style-name="ce2" office:value-type="float" office:value="0.0209465" calcext:value-type="float">
            <text:p>0.0209465</text:p>
          </table:table-cell>
          <table:table-cell table:style-name="ce2" office:value-type="float" office:value="35.088" calcext:value-type="float">
            <text:p>35.088</text:p>
          </table:table-cell>
          <table:table-cell table:style-name="ce1" office:value-type="float" office:value="0.010503" calcext:value-type="float">
            <text:p>0.010503</text:p>
          </table:table-cell>
          <table:table-cell table:style-name="ce1" office:value-type="float" office:value="0.023954" calcext:value-type="float">
            <text:p>0.023954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35.8211" calcext:value-type="float">
            <text:p>35.8211</text:p>
          </table:table-cell>
          <table:table-cell table:style-name="ce2" office:value-type="float" office:value="34.6386" calcext:value-type="float">
            <text:p>34.6386</text:p>
          </table:table-cell>
          <table:table-cell table:style-name="ce2" office:value-type="float" office:value="0.00311493" calcext:value-type="float">
            <text:p>0.00311493</text:p>
          </table:table-cell>
          <table:table-cell table:style-name="ce2" office:value-type="float" office:value="0.0467324" calcext:value-type="float">
            <text:p>0.0467324</text:p>
          </table:table-cell>
          <table:table-cell table:style-name="ce2" office:value-type="float" office:value="151.155" calcext:value-type="float">
            <text:p>151.155</text:p>
          </table:table-cell>
          <table:table-cell table:style-name="ce1" office:value-type="float" office:value="0.0229405" calcext:value-type="float">
            <text:p>0.0229405</text:p>
          </table:table-cell>
          <table:table-cell table:style-name="ce1" office:value-type="float" office:value="0.055064" calcext:value-type="float">
            <text:p>0.055064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Counting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orted first</text:p>
          </table:table-cell>
          <table:table-cell table:style-name="ce1" office:value-type="string" calcext:value-type="string">
            <text:p>sorted last</text:p>
          </table:table-cell>
          <table:table-cell table:number-columns-repeated="7"/>
          <table:table-cell table:style-name="ce1" office:value-type="string" calcext:value-type="string">
            <text:p>Reverse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00560676" calcext:value-type="float">
            <text:p>0.00560676</text:p>
          </table:table-cell>
          <table:table-cell table:style-name="ce2" office:value-type="float" office:value="0.00154256" calcext:value-type="float">
            <text:p>0.00154256</text:p>
          </table:table-cell>
          <table:table-cell table:style-name="ce2" office:value-type="float" office:value="0.00533354" calcext:value-type="float">
            <text:p>0.00533354</text:p>
          </table:table-cell>
          <table:table-cell table:style-name="ce2" office:value-type="float" office:value="0.00170776" calcext:value-type="float">
            <text:p>0.00170776</text:p>
          </table:table-cell>
          <table:table-cell table:style-name="ce2" office:value-type="float" office:value="0.00168355" calcext:value-type="float">
            <text:p>0.00168355</text:p>
          </table:table-cell>
          <table:table-cell>
            <draw:frame table:end-cell-address="Arkusz3.L36" table:end-x="74.75pt" table:end-y="11.99pt" draw:z-index="1" draw:name="Chart 2" draw:style-name="gr1" draw:text-style-name="P1" svg:width="449.97pt" svg:height="278.22pt" svg:x="25.51pt" svg:y="1.5pt">
              <draw:object draw:notify-on-update-of-ranges="Arkusz3.A11:Arkusz3.A15 Arkusz3.B9:Arkusz3.B10 Arkusz3.B11:Arkusz3.B15 Arkusz3.C9:Arkusz3.C10 Arkusz3.C11:Arkusz3.C15 Arkusz3.D9:Arkusz3.D10 Arkusz3.D11:Arkusz3.D15 Arkusz3.E9:Arkusz3.E10 Arkusz3.E11:Arkusz3.E15 Arkusz3.F9:Arkusz3.F10 Arkusz3.F11:Arkusz3.F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Selection Sort</text:p>
          </table:table-cell>
          <table:table-cell table:style-name="ce1" office:value-type="string" calcext:value-type="string">
            <text:p>Counting Sort</text:p>
          </table:table-cell>
          <table:table-cell table:style-name="ce1" office:value-type="string" calcext:value-type="string">
            <text:p>Radix Sort</text:p>
          </table:table-cell>
          <table:table-cell table:style-name="ce1" office:value-type="string" calcext:value-type="string">
            <text:p>Quick Sort</text:p>
          </table:table-cell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Heap Sort</text:p>
          </table:table-cell>
          <table:table-cell table:number-columns-repeated="1003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3" office:value-type="float" office:value="0.00412668" calcext:value-type="float">
            <text:p>0.00412668</text:p>
          </table:table-cell>
          <table:table-cell table:style-name="ce2" office:value-type="float" office:value="0.0015323" calcext:value-type="float">
            <text:p>0.0015323</text:p>
          </table:table-cell>
          <table:table-cell table:style-name="ce2" office:value-type="float" office:value="0.00564443" calcext:value-type="float">
            <text:p>0.00564443</text:p>
          </table:table-cell>
          <table:table-cell table:style-name="ce2" office:value-type="float" office:value="0.00170867" calcext:value-type="float">
            <text:p>0.00170867</text:p>
          </table:table-cell>
          <table:table-cell table:style-name="ce2" office:value-type="float" office:value="0.00168006" calcext:value-type="float">
            <text:p>0.00168006</text:p>
          </table:table-cell>
          <table:table-cell table:number-columns-repeated="7"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584049" calcext:value-type="float">
            <text:p>0.584049</text:p>
          </table:table-cell>
          <table:table-cell table:style-name="ce2" office:value-type="float" office:value="0.135308" calcext:value-type="float">
            <text:p>0.135308</text:p>
          </table:table-cell>
          <table:table-cell table:style-name="ce2" office:value-type="float" office:value="0.00176756" calcext:value-type="float">
            <text:p>0.00176756</text:p>
          </table:table-cell>
          <table:table-cell table:style-name="ce2" office:value-type="float" office:value="0.00277302" calcext:value-type="float">
            <text:p>0.00277302</text:p>
          </table:table-cell>
          <table:table-cell table:style-name="ce2" office:value-type="float" office:value="0.375562" calcext:value-type="float">
            <text:p>0.375562</text:p>
          </table:table-cell>
          <table:table-cell table:style-name="ce1" office:value-type="float" office:value="0.00112755" calcext:value-type="float">
            <text:p>0.00112755</text:p>
          </table:table-cell>
          <table:table-cell table:style-name="ce1" office:value-type="float" office:value="0.00223939" calcext:value-type="float">
            <text:p>0.00223939</text:p>
          </table:table-cell>
          <table:table-cell table:number-columns-repeated="1003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0.00205983" calcext:value-type="float">
            <text:p>0.00205983</text:p>
          </table:table-cell>
          <table:table-cell table:style-name="ce2" office:value-type="float" office:value="0.00160698" calcext:value-type="float">
            <text:p>0.00160698</text:p>
          </table:table-cell>
          <table:table-cell table:style-name="ce2" office:value-type="float" office:value="0.00321862" calcext:value-type="float">
            <text:p>0.00321862</text:p>
          </table:table-cell>
          <table:table-cell table:style-name="ce2" office:value-type="float" office:value="0.00220602" calcext:value-type="float">
            <text:p>0.00220602</text:p>
          </table:table-cell>
          <table:table-cell table:style-name="ce2" office:value-type="float" office:value="0.00220833" calcext:value-type="float">
            <text:p>0.00220833</text:p>
          </table:table-cell>
          <table:table-cell table:number-columns-repeated="7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.28807" calcext:value-type="float">
            <text:p>2.28807</text:p>
          </table:table-cell>
          <table:table-cell table:style-name="ce2" office:value-type="float" office:value="0.535046" calcext:value-type="float">
            <text:p>0.535046</text:p>
          </table:table-cell>
          <table:table-cell table:style-name="ce2" office:value-type="float" office:value="0.0014309" calcext:value-type="float">
            <text:p>0.0014309</text:p>
          </table:table-cell>
          <table:table-cell table:style-name="ce2" office:value-type="float" office:value="0.00650307" calcext:value-type="float">
            <text:p>0.00650307</text:p>
          </table:table-cell>
          <table:table-cell table:style-name="ce2" office:value-type="float" office:value="1.4921" calcext:value-type="float">
            <text:p>1.4921</text:p>
          </table:table-cell>
          <table:table-cell table:style-name="ce1" office:value-type="float" office:value="0.00245579" calcext:value-type="float">
            <text:p>0.00245579</text:p>
          </table:table-cell>
          <table:table-cell table:style-name="ce1" office:value-type="float" office:value="0.00466508" calcext:value-type="float">
            <text:p>0.00466508</text:p>
          </table:table-cell>
          <table:table-cell table:number-columns-repeated="1003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0.00245279" calcext:value-type="float">
            <text:p>0.00245279</text:p>
          </table:table-cell>
          <table:table-cell table:style-name="ce2" office:value-type="float" office:value="0.00208562" calcext:value-type="float">
            <text:p>0.00208562</text:p>
          </table:table-cell>
          <table:table-cell table:style-name="ce2" office:value-type="float" office:value="0.00243804" calcext:value-type="float">
            <text:p>0.00243804</text:p>
          </table:table-cell>
          <table:table-cell table:style-name="ce2" office:value-type="float" office:value="0.00244159" calcext:value-type="float">
            <text:p>0.00244159</text:p>
          </table:table-cell>
          <table:table-cell table:style-name="ce2" office:value-type="float" office:value="0.00264914" calcext:value-type="float">
            <text:p>0.00264914</text:p>
          </table:table-cell>
          <table:table-cell table:number-columns-repeated="7"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9.1849" calcext:value-type="float">
            <text:p>9.1849</text:p>
          </table:table-cell>
          <table:table-cell table:style-name="ce2" office:value-type="float" office:value="2.14691" calcext:value-type="float">
            <text:p>2.14691</text:p>
          </table:table-cell>
          <table:table-cell table:style-name="ce2" office:value-type="float" office:value="0.00176006" calcext:value-type="float">
            <text:p>0.00176006</text:p>
          </table:table-cell>
          <table:table-cell table:style-name="ce2" office:value-type="float" office:value="0.0122934" calcext:value-type="float">
            <text:p>0.0122934</text:p>
          </table:table-cell>
          <table:table-cell table:style-name="ce2" office:value-type="float" office:value="5.98464" calcext:value-type="float">
            <text:p>5.98464</text:p>
          </table:table-cell>
          <table:table-cell table:style-name="ce1" office:value-type="float" office:value="0.00576336" calcext:value-type="float">
            <text:p>0.00576336</text:p>
          </table:table-cell>
          <table:table-cell table:style-name="ce1" office:value-type="float" office:value="0.010744" calcext:value-type="float">
            <text:p>0.010744</text:p>
          </table:table-cell>
          <table:table-cell table:number-columns-repeated="1003"/>
        </table:table-row>
        <table:table-row table:style-name="ro1"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0.00327838" calcext:value-type="float">
            <text:p>0.00327838</text:p>
          </table:table-cell>
          <table:table-cell table:style-name="ce2" office:value-type="float" office:value="0.00284598" calcext:value-type="float">
            <text:p>0.00284598</text:p>
          </table:table-cell>
          <table:table-cell table:style-name="ce2" office:value-type="float" office:value="0.00326712" calcext:value-type="float">
            <text:p>0.00326712</text:p>
          </table:table-cell>
          <table:table-cell table:style-name="ce2" office:value-type="float" office:value="0.00343777" calcext:value-type="float">
            <text:p>0.00343777</text:p>
          </table:table-cell>
          <table:table-cell table:style-name="ce2" office:value-type="float" office:value="0.00267923" calcext:value-type="float">
            <text:p>0.00267923</text:p>
          </table:table-cell>
          <table:table-cell table:number-columns-repeated="7"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36.4514" calcext:value-type="float">
            <text:p>36.4514</text:p>
          </table:table-cell>
          <table:table-cell table:style-name="ce2" office:value-type="float" office:value="8.60695" calcext:value-type="float">
            <text:p>8.60695</text:p>
          </table:table-cell>
          <table:table-cell table:style-name="ce2" office:value-type="float" office:value="0.00299776" calcext:value-type="float">
            <text:p>0.00299776</text:p>
          </table:table-cell>
          <table:table-cell table:style-name="ce2" office:value-type="float" office:value="0.0237753" calcext:value-type="float">
            <text:p>0.0237753</text:p>
          </table:table-cell>
          <table:table-cell table:style-name="ce2" office:value-type="float" office:value="23.7838" calcext:value-type="float">
            <text:p>23.7838</text:p>
          </table:table-cell>
          <table:table-cell table:style-name="ce1" office:value-type="float" office:value="0.0117945" calcext:value-type="float">
            <text:p>0.0117945</text:p>
          </table:table-cell>
          <table:table-cell table:style-name="ce1" office:value-type="float" office:value="0.0243952" calcext:value-type="float">
            <text:p>0.024395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145.81" calcext:value-type="float">
            <text:p>145.81</text:p>
          </table:table-cell>
          <table:table-cell table:style-name="ce2" office:value-type="float" office:value="34.4172" calcext:value-type="float">
            <text:p>34.4172</text:p>
          </table:table-cell>
          <table:table-cell table:style-name="ce2" office:value-type="float" office:value="0.00403649" calcext:value-type="float">
            <text:p>0.00403649</text:p>
          </table:table-cell>
          <table:table-cell table:style-name="ce2" office:value-type="float" office:value="0.0456966" calcext:value-type="float">
            <text:p>0.0456966</text:p>
          </table:table-cell>
          <table:table-cell table:style-name="ce2" office:value-type="float" office:value="97.1892" calcext:value-type="float">
            <text:p>97.1892</text:p>
          </table:table-cell>
          <table:table-cell table:style-name="ce1" office:value-type="float" office:value="0.0239042" calcext:value-type="float">
            <text:p>0.0239042</text:p>
          </table:table-cell>
          <table:table-cell table:style-name="ce1" office:value-type="float" office:value="0.0514386" calcext:value-type="float">
            <text:p>0.0514386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Radix</text:p>
            <text:p/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orted first</text:p>
          </table:table-cell>
          <table:table-cell table:style-name="ce1" office:value-type="string" calcext:value-type="string">
            <text:p>sorted last</text:p>
          </table:table-cell>
          <table:table-cell table:number-columns-repeated="7"/>
          <table:table-cell table:style-name="ce1" office:value-type="string" calcext:value-type="string">
            <text:p>SortedFirst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00250906" calcext:value-type="float">
            <text:p>0.00250906</text:p>
          </table:table-cell>
          <table:table-cell table:style-name="ce2" office:value-type="float" office:value="0.0016994" calcext:value-type="float">
            <text:p>0.0016994</text:p>
          </table:table-cell>
          <table:table-cell table:style-name="ce2" office:value-type="float" office:value="0.00268753" calcext:value-type="float">
            <text:p>0.00268753</text:p>
          </table:table-cell>
          <table:table-cell table:style-name="ce2" office:value-type="float" office:value="0.00258856" calcext:value-type="float">
            <text:p>0.00258856</text:p>
          </table:table-cell>
          <table:table-cell table:style-name="ce2" office:value-type="float" office:value="0.00169747" calcext:value-type="float">
            <text:p>0.00169747</text:p>
          </table:table-cell>
          <table:table-cell table:number-columns-repeated="7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Selection Sort</text:p>
          </table:table-cell>
          <table:table-cell table:style-name="ce1" office:value-type="string" calcext:value-type="string">
            <text:p>Counting Sort</text:p>
          </table:table-cell>
          <table:table-cell table:style-name="ce1" office:value-type="string" calcext:value-type="string">
            <text:p>Radix Sort</text:p>
          </table:table-cell>
          <table:table-cell table:style-name="ce1" office:value-type="string" calcext:value-type="string">
            <text:p>Quick Sort</text:p>
          </table:table-cell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Heap Sort</text:p>
          </table:table-cell>
          <table:table-cell table:number-columns-repeated="1003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00563198" calcext:value-type="float">
            <text:p>0.00563198</text:p>
          </table:table-cell>
          <table:table-cell table:style-name="ce2" office:value-type="float" office:value="0.00445334" calcext:value-type="float">
            <text:p>0.00445334</text:p>
          </table:table-cell>
          <table:table-cell table:style-name="ce2" office:value-type="float" office:value="0.00548127" calcext:value-type="float">
            <text:p>0.00548127</text:p>
          </table:table-cell>
          <table:table-cell table:style-name="ce2" office:value-type="float" office:value="0.00514734" calcext:value-type="float">
            <text:p>0.00514734</text:p>
          </table:table-cell>
          <table:table-cell table:style-name="ce2" office:value-type="float" office:value="0.00448232" calcext:value-type="float">
            <text:p>0.00448232</text:p>
          </table:table-cell>
          <table:table-cell table:number-columns-repeated="7"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160275" calcext:value-type="float">
            <text:p>0.160275</text:p>
          </table:table-cell>
          <table:table-cell table:style-name="ce2" office:value-type="float" office:value="0.133374" calcext:value-type="float">
            <text:p>0.133374</text:p>
          </table:table-cell>
          <table:table-cell table:style-name="ce2" office:value-type="float" office:value="0.00150993" calcext:value-type="float">
            <text:p>0.00150993</text:p>
          </table:table-cell>
          <table:table-cell table:style-name="ce2" office:value-type="float" office:value="0.00291309" calcext:value-type="float">
            <text:p>0.00291309</text:p>
          </table:table-cell>
          <table:table-cell table:style-name="ce2" office:value-type="float" office:value="0.587239" calcext:value-type="float">
            <text:p>0.587239</text:p>
          </table:table-cell>
          <table:table-cell table:style-name="ce1" office:value-type="float" office:value="0.00116578" calcext:value-type="float">
            <text:p>0.00116578</text:p>
          </table:table-cell>
          <table:table-cell table:style-name="ce1" office:value-type="float" office:value="0.00240914" calcext:value-type="float">
            <text:p>0.00240914</text:p>
          </table:table-cell>
          <table:table-cell table:number-columns-repeated="1003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0.011105" calcext:value-type="float">
            <text:p>0.011105</text:p>
          </table:table-cell>
          <table:table-cell table:style-name="ce2" office:value-type="float" office:value="0.0087326" calcext:value-type="float">
            <text:p>0.0087326</text:p>
          </table:table-cell>
          <table:table-cell table:style-name="ce2" office:value-type="float" office:value="0.0112407" calcext:value-type="float">
            <text:p>0.0112407</text:p>
          </table:table-cell>
          <table:table-cell table:style-name="ce2" office:value-type="float" office:value="0.0113077" calcext:value-type="float">
            <text:p>0.0113077</text:p>
          </table:table-cell>
          <table:table-cell table:style-name="ce2" office:value-type="float" office:value="0.00911696" calcext:value-type="float">
            <text:p>0.00911696</text:p>
          </table:table-cell>
          <table:table-cell table:number-columns-repeated="7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560048" calcext:value-type="float">
            <text:p>0.560048</text:p>
          </table:table-cell>
          <table:table-cell table:style-name="ce2" office:value-type="float" office:value="0.52452" calcext:value-type="float">
            <text:p>0.52452</text:p>
          </table:table-cell>
          <table:table-cell table:style-name="ce2" office:value-type="float" office:value="0.00141684" calcext:value-type="float">
            <text:p>0.00141684</text:p>
          </table:table-cell>
          <table:table-cell table:style-name="ce2" office:value-type="float" office:value="0.00574885" calcext:value-type="float">
            <text:p>0.00574885</text:p>
          </table:table-cell>
          <table:table-cell table:style-name="ce2" office:value-type="float" office:value="2.36396" calcext:value-type="float">
            <text:p>2.36396</text:p>
          </table:table-cell>
          <table:table-cell table:style-name="ce1" office:value-type="float" office:value="0.00241813" calcext:value-type="float">
            <text:p>0.00241813</text:p>
          </table:table-cell>
          <table:table-cell table:style-name="ce1" office:value-type="float" office:value="0.00597129" calcext:value-type="float">
            <text:p>0.00597129</text:p>
          </table:table-cell>
          <table:table-cell table:number-columns-repeated="1003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0.0176383" calcext:value-type="float">
            <text:p>0.0176383</text:p>
          </table:table-cell>
          <table:table-cell table:style-name="ce2" office:value-type="float" office:value="0.0174321" calcext:value-type="float">
            <text:p>0.0174321</text:p>
          </table:table-cell>
          <table:table-cell table:style-name="ce2" office:value-type="float" office:value="0.0210435" calcext:value-type="float">
            <text:p>0.0210435</text:p>
          </table:table-cell>
          <table:table-cell table:style-name="ce2" office:value-type="float" office:value="0.0215948" calcext:value-type="float">
            <text:p>0.0215948</text:p>
          </table:table-cell>
          <table:table-cell table:style-name="ce2" office:value-type="float" office:value="0.0176483" calcext:value-type="float">
            <text:p>0.0176483</text:p>
          </table:table-cell>
          <table:table-cell table:number-columns-repeated="7"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.3032" calcext:value-type="float">
            <text:p>2.3032</text:p>
          </table:table-cell>
          <table:table-cell table:style-name="ce2" office:value-type="float" office:value="2.11397" calcext:value-type="float">
            <text:p>2.11397</text:p>
          </table:table-cell>
          <table:table-cell table:style-name="ce2" office:value-type="float" office:value="0.00202237" calcext:value-type="float">
            <text:p>0.00202237</text:p>
          </table:table-cell>
          <table:table-cell table:style-name="ce2" office:value-type="float" office:value="0.0125964" calcext:value-type="float">
            <text:p>0.0125964</text:p>
          </table:table-cell>
          <table:table-cell table:style-name="ce2" office:value-type="float" office:value="9.54822" calcext:value-type="float">
            <text:p>9.54822</text:p>
          </table:table-cell>
          <table:table-cell table:style-name="ce1" office:value-type="float" office:value="0.00532652" calcext:value-type="float">
            <text:p>0.00532652</text:p>
          </table:table-cell>
          <table:table-cell table:style-name="ce1" office:value-type="float" office:value="0.0122087" calcext:value-type="float">
            <text:p>0.0122087</text:p>
          </table:table-cell>
          <table:table-cell table:number-columns-repeated="1003"/>
        </table:table-row>
        <table:table-row table:style-name="ro1"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0.0337556" calcext:value-type="float">
            <text:p>0.0337556</text:p>
          </table:table-cell>
          <table:table-cell table:style-name="ce2" office:value-type="float" office:value="0.0410284" calcext:value-type="float">
            <text:p>0.0410284</text:p>
          </table:table-cell>
          <table:table-cell table:style-name="ce2" office:value-type="float" office:value="0.0412801" calcext:value-type="float">
            <text:p>0.0412801</text:p>
          </table:table-cell>
          <table:table-cell table:style-name="ce2" office:value-type="float" office:value="0.0411933" calcext:value-type="float">
            <text:p>0.0411933</text:p>
          </table:table-cell>
          <table:table-cell table:style-name="ce2" office:value-type="float" office:value="0.040632" calcext:value-type="float">
            <text:p>0.040632</text:p>
          </table:table-cell>
          <table:table-cell table:number-columns-repeated="7"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9.50503" calcext:value-type="float">
            <text:p>9.50503</text:p>
          </table:table-cell>
          <table:table-cell table:style-name="ce2" office:value-type="float" office:value="8.86974" calcext:value-type="float">
            <text:p>8.86974</text:p>
          </table:table-cell>
          <table:table-cell table:style-name="ce2" office:value-type="float" office:value="0.00280345" calcext:value-type="float">
            <text:p>0.00280345</text:p>
          </table:table-cell>
          <table:table-cell table:style-name="ce2" office:value-type="float" office:value="0.0239706" calcext:value-type="float">
            <text:p>0.0239706</text:p>
          </table:table-cell>
          <table:table-cell table:style-name="ce2" office:value-type="float" office:value="38.7512" calcext:value-type="float">
            <text:p>38.7512</text:p>
          </table:table-cell>
          <table:table-cell table:style-name="ce1" office:value-type="float" office:value="0.0105804" calcext:value-type="float">
            <text:p>0.0105804</text:p>
          </table:table-cell>
          <table:table-cell table:style-name="ce1" office:value-type="float" office:value="0.0240317" calcext:value-type="float">
            <text:p>0.0240317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37.737" calcext:value-type="float">
            <text:p>37.737</text:p>
          </table:table-cell>
          <table:table-cell table:style-name="ce2" office:value-type="float" office:value="35.465" calcext:value-type="float">
            <text:p>35.465</text:p>
          </table:table-cell>
          <table:table-cell table:style-name="ce2" office:value-type="float" office:value="0.00365886" calcext:value-type="float">
            <text:p>0.00365886</text:p>
          </table:table-cell>
          <table:table-cell table:style-name="ce2" office:value-type="float" office:value="0.047678" calcext:value-type="float">
            <text:p>0.047678</text:p>
          </table:table-cell>
          <table:table-cell table:style-name="ce2" office:value-type="float" office:value="154.389" calcext:value-type="float">
            <text:p>154.389</text:p>
          </table:table-cell>
          <table:table-cell table:style-name="ce1" office:value-type="float" office:value="0.0229621" calcext:value-type="float">
            <text:p>0.0229621</text:p>
          </table:table-cell>
          <table:table-cell table:style-name="ce1" office:value-type="float" office:value="0.0542768" calcext:value-type="float">
            <text:p>0.054276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Quick</text:p>
            <text:p/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orted first</text:p>
          </table:table-cell>
          <table:table-cell table:style-name="ce1" office:value-type="string" calcext:value-type="string">
            <text:p>sorted last</text:p>
          </table:table-cell>
          <table:table-cell table:number-columns-repeated="7"/>
          <table:table-cell table:style-name="ce1" office:value-type="string" calcext:value-type="string">
            <text:p>SortedLast</text:p>
          </table:table-cell>
          <table:table-cell table:style-name="ce1" table:number-columns-repeated="5"/>
          <table:table-cell table:number-columns-repeated="1005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00811233" calcext:value-type="float">
            <text:p>0.00811233</text:p>
          </table:table-cell>
          <table:table-cell table:style-name="ce2" office:value-type="float" office:value="0.520749" calcext:value-type="float">
            <text:p>0.520749</text:p>
          </table:table-cell>
          <table:table-cell table:style-name="ce2" office:value-type="float" office:value="0.3819" calcext:value-type="float">
            <text:p>0.3819</text:p>
          </table:table-cell>
          <table:table-cell table:style-name="ce2" office:value-type="float" office:value="0.522247" calcext:value-type="float">
            <text:p>0.522247</text:p>
          </table:table-cell>
          <table:table-cell table:style-name="ce2" office:value-type="float" office:value="0.52027" calcext:value-type="float">
            <text:p>0.52027</text:p>
          </table:table-cell>
          <table:table-cell table:number-columns-repeated="7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ubble Sort</text:p>
          </table:table-cell>
          <table:table-cell table:style-name="ce1" office:value-type="string" calcext:value-type="string">
            <text:p>Selection Sort</text:p>
          </table:table-cell>
          <table:table-cell table:style-name="ce1" office:value-type="string" calcext:value-type="string">
            <text:p>Counting Sort</text:p>
          </table:table-cell>
          <table:table-cell table:style-name="ce1" office:value-type="string" calcext:value-type="string">
            <text:p>Radix Sort</text:p>
          </table:table-cell>
          <table:table-cell table:style-name="ce1" office:value-type="string" calcext:value-type="string">
            <text:p>Quick Sort</text:p>
          </table:table-cell>
          <table:table-cell table:style-name="ce1" office:value-type="string" calcext:value-type="string">
            <text:p>Merge Sort</text:p>
          </table:table-cell>
          <table:table-cell table:style-name="ce1" office:value-type="string" calcext:value-type="string">
            <text:p>Heap Sort</text:p>
          </table:table-cell>
          <table:table-cell table:number-columns-repeated="1003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0046202" calcext:value-type="float">
            <text:p>0.0046202</text:p>
          </table:table-cell>
          <table:table-cell table:style-name="ce2" office:value-type="float" office:value="2.07159" calcext:value-type="float">
            <text:p>2.07159</text:p>
          </table:table-cell>
          <table:table-cell table:style-name="ce2" office:value-type="float" office:value="1.39602" calcext:value-type="float">
            <text:p>1.39602</text:p>
          </table:table-cell>
          <table:table-cell table:style-name="ce2" office:value-type="float" office:value="2.07927" calcext:value-type="float">
            <text:p>2.07927</text:p>
          </table:table-cell>
          <table:table-cell table:style-name="ce2" office:value-type="float" office:value="2.07039" calcext:value-type="float">
            <text:p>2.07039</text:p>
          </table:table-cell>
          <table:table-cell>
            <draw:frame table:end-cell-address="Arkusz3.L53" table:end-x="74.75pt" table:end-y="11.2pt" draw:z-index="2" draw:name="Chart 3" draw:style-name="gr1" draw:text-style-name="P1" svg:width="449.97pt" svg:height="278.22pt" svg:x="25.51pt" svg:y="0.74pt">
              <draw:object draw:notify-on-update-of-ranges="Arkusz3.A19:Arkusz3.A23 Arkusz3.B17:Arkusz3.B18 Arkusz3.B19:Arkusz3.B23 Arkusz3.C17:Arkusz3.C18 Arkusz3.C19:Arkusz3.C23 Arkusz3.D17:Arkusz3.D18 Arkusz3.D19:Arkusz3.D23 Arkusz3.E17:Arkusz3.E18 Arkusz3.E19:Arkusz3.E23 Arkusz3.F17:Arkusz3.F18 Arkusz3.F19:Arkusz3.F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158713" calcext:value-type="float">
            <text:p>0.158713</text:p>
          </table:table-cell>
          <table:table-cell table:style-name="ce2" office:value-type="float" office:value="0.130988" calcext:value-type="float">
            <text:p>0.130988</text:p>
          </table:table-cell>
          <table:table-cell table:style-name="ce2" office:value-type="float" office:value="0.00145495" calcext:value-type="float">
            <text:p>0.00145495</text:p>
          </table:table-cell>
          <table:table-cell table:style-name="ce2" office:value-type="float" office:value="0.00174605" calcext:value-type="float">
            <text:p>0.00174605</text:p>
          </table:table-cell>
          <table:table-cell table:style-name="ce2" office:value-type="float" office:value="0.564668" calcext:value-type="float">
            <text:p>0.564668</text:p>
          </table:table-cell>
          <table:table-cell table:style-name="ce1" office:value-type="float" office:value="0.00114255" calcext:value-type="float">
            <text:p>0.00114255</text:p>
          </table:table-cell>
          <table:table-cell table:style-name="ce1" office:value-type="float" office:value="0.00240645" calcext:value-type="float">
            <text:p>0.00240645</text:p>
          </table:table-cell>
          <table:table-cell table:number-columns-repeated="1003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0.010582" calcext:value-type="float">
            <text:p>0.010582</text:p>
          </table:table-cell>
          <table:table-cell table:style-name="ce2" office:value-type="float" office:value="8.2984" calcext:value-type="float">
            <text:p>8.2984</text:p>
          </table:table-cell>
          <table:table-cell table:style-name="ce2" office:value-type="float" office:value="5.33951" calcext:value-type="float">
            <text:p>5.33951</text:p>
          </table:table-cell>
          <table:table-cell table:style-name="ce2" office:value-type="float" office:value="8.33498" calcext:value-type="float">
            <text:p>8.33498</text:p>
          </table:table-cell>
          <table:table-cell table:style-name="ce2" office:value-type="float" office:value="8.32749" calcext:value-type="float">
            <text:p>8.32749</text:p>
          </table:table-cell>
          <table:table-cell table:number-columns-repeated="7"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553554" calcext:value-type="float">
            <text:p>0.553554</text:p>
          </table:table-cell>
          <table:table-cell table:style-name="ce2" office:value-type="float" office:value="0.515164" calcext:value-type="float">
            <text:p>0.515164</text:p>
          </table:table-cell>
          <table:table-cell table:style-name="ce2" office:value-type="float" office:value="0.0020151" calcext:value-type="float">
            <text:p>0.0020151</text:p>
          </table:table-cell>
          <table:table-cell table:style-name="ce2" office:value-type="float" office:value="0.00500162" calcext:value-type="float">
            <text:p>0.00500162</text:p>
          </table:table-cell>
          <table:table-cell table:style-name="ce2" office:value-type="float" office:value="2.41796" calcext:value-type="float">
            <text:p>2.41796</text:p>
          </table:table-cell>
          <table:table-cell table:style-name="ce1" office:value-type="float" office:value="0.00230045" calcext:value-type="float">
            <text:p>0.00230045</text:p>
          </table:table-cell>
          <table:table-cell table:style-name="ce1" office:value-type="float" office:value="0.00540998" calcext:value-type="float">
            <text:p>0.00540998</text:p>
          </table:table-cell>
          <table:table-cell table:number-columns-repeated="1003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0.0199889" calcext:value-type="float">
            <text:p>0.0199889</text:p>
          </table:table-cell>
          <table:table-cell table:style-name="ce2" office:value-type="float" office:value="33.4097" calcext:value-type="float">
            <text:p>33.4097</text:p>
          </table:table-cell>
          <table:table-cell table:style-name="ce2" office:value-type="float" office:value="22.1718" calcext:value-type="float">
            <text:p>22.1718</text:p>
          </table:table-cell>
          <table:table-cell table:style-name="ce2" office:value-type="float" office:value="33.812" calcext:value-type="float">
            <text:p>33.812</text:p>
          </table:table-cell>
          <table:table-cell table:style-name="ce2" office:value-type="float" office:value="34.297" calcext:value-type="float">
            <text:p>34.297</text:p>
          </table:table-cell>
          <table:table-cell table:number-columns-repeated="7"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.36517" calcext:value-type="float">
            <text:p>2.36517</text:p>
          </table:table-cell>
          <table:table-cell table:style-name="ce2" office:value-type="float" office:value="2.21042" calcext:value-type="float">
            <text:p>2.21042</text:p>
          </table:table-cell>
          <table:table-cell table:style-name="ce2" office:value-type="float" office:value="0.00194335" calcext:value-type="float">
            <text:p>0.00194335</text:p>
          </table:table-cell>
          <table:table-cell table:style-name="ce2" office:value-type="float" office:value="0.0100017" calcext:value-type="float">
            <text:p>0.0100017</text:p>
          </table:table-cell>
          <table:table-cell table:style-name="ce2" office:value-type="float" office:value="9.76485" calcext:value-type="float">
            <text:p>9.76485</text:p>
          </table:table-cell>
          <table:table-cell table:style-name="ce1" office:value-type="float" office:value="0.00521901" calcext:value-type="float">
            <text:p>0.00521901</text:p>
          </table:table-cell>
          <table:table-cell table:style-name="ce1" office:value-type="float" office:value="0.0122357" calcext:value-type="float">
            <text:p>0.0122357</text:p>
          </table:table-cell>
          <table:table-cell table:number-columns-repeated="1003"/>
        </table:table-row>
        <table:table-row table:style-name="ro1"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0.0384174" calcext:value-type="float">
            <text:p>0.0384174</text:p>
          </table:table-cell>
          <table:table-cell table:style-name="ce2" office:value-type="float" office:value="135.433" calcext:value-type="float">
            <text:p>135.433</text:p>
          </table:table-cell>
          <table:table-cell table:style-name="ce2" office:value-type="float" office:value="84.8866" calcext:value-type="float">
            <text:p>84.8866</text:p>
          </table:table-cell>
          <table:table-cell table:style-name="ce2" office:value-type="float" office:value="133.679" calcext:value-type="float">
            <text:p>133.679</text:p>
          </table:table-cell>
          <table:table-cell table:style-name="ce2" office:value-type="float" office:value="28.5502" calcext:value-type="float">
            <text:p>28.5502</text:p>
          </table:table-cell>
          <table:table-cell table:number-columns-repeated="7"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9.45054" calcext:value-type="float">
            <text:p>9.45054</text:p>
          </table:table-cell>
          <table:table-cell table:style-name="ce2" office:value-type="float" office:value="8.84556" calcext:value-type="float">
            <text:p>8.84556</text:p>
          </table:table-cell>
          <table:table-cell table:style-name="ce2" office:value-type="float" office:value="0.0023569" calcext:value-type="float">
            <text:p>0.0023569</text:p>
          </table:table-cell>
          <table:table-cell table:style-name="ce2" office:value-type="float" office:value="0.0199418" calcext:value-type="float">
            <text:p>0.0199418</text:p>
          </table:table-cell>
          <table:table-cell table:style-name="ce2" office:value-type="float" office:value="38.9455" calcext:value-type="float">
            <text:p>38.9455</text:p>
          </table:table-cell>
          <table:table-cell table:style-name="ce1" office:value-type="float" office:value="0.0108223" calcext:value-type="float">
            <text:p>0.0108223</text:p>
          </table:table-cell>
          <table:table-cell table:style-name="ce1" office:value-type="float" office:value="0.0249542" calcext:value-type="float">
            <text:p>0.0249542</text:p>
          </table:table-cell>
          <table:table-cell table:number-columns-repeated="1003"/>
        </table:table-row>
        <table:table-row table:style-name="ro1">
          <table:table-cell table:number-columns-repeated="13"/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37.8025" calcext:value-type="float">
            <text:p>37.8025</text:p>
          </table:table-cell>
          <table:table-cell table:style-name="ce2" office:value-type="float" office:value="35.2038" calcext:value-type="float">
            <text:p>35.2038</text:p>
          </table:table-cell>
          <table:table-cell table:style-name="ce2" office:value-type="float" office:value="0.00348511" calcext:value-type="float">
            <text:p>0.00348511</text:p>
          </table:table-cell>
          <table:table-cell table:style-name="ce2" office:value-type="float" office:value="0.0473865" calcext:value-type="float">
            <text:p>0.0473865</text:p>
          </table:table-cell>
          <table:table-cell table:style-name="ce2" office:value-type="float" office:value="33.1477" calcext:value-type="float">
            <text:p>33.1477</text:p>
          </table:table-cell>
          <table:table-cell table:style-name="ce1" office:value-type="float" office:value="0.0233467" calcext:value-type="float">
            <text:p>0.0233467</text:p>
          </table:table-cell>
          <table:table-cell table:style-name="ce1" office:value-type="float" office:value="0.0539531" calcext:value-type="float">
            <text:p>0.0539531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erge</text:p>
            <text:p/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orted first</text:p>
          </table:table-cell>
          <table:table-cell table:style-name="ce1" office:value-type="string" calcext:value-type="string">
            <text:p>sorted last</text:p>
          </table:table-cell>
          <table:table-cell table:number-columns-repeated="6"/>
          <table:table-cell>
            <draw:frame table:end-cell-address="Arkusz3.S60" table:end-x="41.07pt" table:end-y="5.24pt" draw:z-index="7" draw:name="Chart 8" draw:style-name="gr1" draw:text-style-name="P1" svg:width="449.97pt" svg:height="278.22pt" svg:x="72pt" svg:y="10.52pt">
              <draw:object draw:notify-on-update-of-ranges="Arkusz3.N4:Arkusz3.N8 Arkusz3.O2:Arkusz3.O3 Arkusz3.O4:Arkusz3.O8 Arkusz3.P2:Arkusz3.P3 Arkusz3.P4:Arkusz3.P8 Arkusz3.Q2:Arkusz3.Q3 Arkusz3.Q4:Arkusz3.Q8 Arkusz3.R2:Arkusz3.R3 Arkusz3.R4:Arkusz3.R8 Arkusz3.S2:Arkusz3.S3 Arkusz3.S4:Arkusz3.S8 Arkusz3.T2:Arkusz3.T3 Arkusz3.T4:Arkusz3.T8 Arkusz3.U2:Arkusz3.U3 Arkusz3.U4:Arkusz3.U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table:end-cell-address="Arkusz3.Y60" table:end-x="49.21pt" table:end-y="5.24pt" draw:z-index="8" draw:name="Chart 9" draw:style-name="gr1" draw:text-style-name="P1" svg:width="449.97pt" svg:height="278.22pt" svg:x="0pt" svg:y="10.52pt">
              <draw:object draw:notify-on-update-of-ranges="Arkusz3.N12:Arkusz3.N16 Arkusz3.O10:Arkusz3.O11 Arkusz3.O12:Arkusz3.O16 Arkusz3.P10:Arkusz3.P11 Arkusz3.P12:Arkusz3.P16 Arkusz3.Q10:Arkusz3.Q11 Arkusz3.Q12:Arkusz3.Q16 Arkusz3.R10:Arkusz3.R11 Arkusz3.R12:Arkusz3.R16 Arkusz3.S10:Arkusz3.S11 Arkusz3.S12:Arkusz3.S16 Arkusz3.T10:Arkusz3.T11 Arkusz3.T12:Arkusz3.T16 Arkusz3.U10:Arkusz3.U11 Arkusz3.U12:Arkusz3.U1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04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00644095" calcext:value-type="float">
            <text:p>0.00644095</text:p>
          </table:table-cell>
          <table:table-cell table:style-name="ce2" office:value-type="float" office:value="0.00101394" calcext:value-type="float">
            <text:p>0.00101394</text:p>
          </table:table-cell>
          <table:table-cell table:style-name="ce2" office:value-type="float" office:value="0.00107436" calcext:value-type="float">
            <text:p>0.00107436</text:p>
          </table:table-cell>
          <table:table-cell table:style-name="ce2" office:value-type="float" office:value="0.00101683" calcext:value-type="float">
            <text:p>0.00101683</text:p>
          </table:table-cell>
          <table:table-cell table:style-name="ce2" office:value-type="float" office:value="0.00107634" calcext:value-type="float">
            <text:p>0.00107634</text:p>
          </table:table-cell>
          <table:table-cell table:number-columns-repeated="1018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00608959" calcext:value-type="float">
            <text:p>0.00608959</text:p>
          </table:table-cell>
          <table:table-cell table:style-name="ce2" office:value-type="float" office:value="0.00244579" calcext:value-type="float">
            <text:p>0.00244579</text:p>
          </table:table-cell>
          <table:table-cell table:style-name="ce2" office:value-type="float" office:value="0.00222561" calcext:value-type="float">
            <text:p>0.00222561</text:p>
          </table:table-cell>
          <table:table-cell table:style-name="ce2" office:value-type="float" office:value="0.0024519" calcext:value-type="float">
            <text:p>0.0024519</text:p>
          </table:table-cell>
          <table:table-cell table:style-name="ce2" office:value-type="float" office:value="0.0023561" calcext:value-type="float">
            <text:p>0.0023561</text:p>
          </table:table-cell>
          <table:table-cell table:number-columns-repeated="1018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0.00787551" calcext:value-type="float">
            <text:p>0.00787551</text:p>
          </table:table-cell>
          <table:table-cell table:style-name="ce2" office:value-type="float" office:value="0.00494161" calcext:value-type="float">
            <text:p>0.00494161</text:p>
          </table:table-cell>
          <table:table-cell table:style-name="ce2" office:value-type="float" office:value="0.00512133" calcext:value-type="float">
            <text:p>0.00512133</text:p>
          </table:table-cell>
          <table:table-cell table:style-name="ce2" office:value-type="float" office:value="0.00547195" calcext:value-type="float">
            <text:p>0.00547195</text:p>
          </table:table-cell>
          <table:table-cell table:style-name="ce2" office:value-type="float" office:value="0.00497434" calcext:value-type="float">
            <text:p>0.00497434</text:p>
          </table:table-cell>
          <table:table-cell table:number-columns-repeated="1018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0.0161751" calcext:value-type="float">
            <text:p>0.0161751</text:p>
          </table:table-cell>
          <table:table-cell table:style-name="ce2" office:value-type="float" office:value="0.00996871" calcext:value-type="float">
            <text:p>0.00996871</text:p>
          </table:table-cell>
          <table:table-cell table:style-name="ce2" office:value-type="float" office:value="0.0105233" calcext:value-type="float">
            <text:p>0.0105233</text:p>
          </table:table-cell>
          <table:table-cell table:style-name="ce2" office:value-type="float" office:value="0.0102166" calcext:value-type="float">
            <text:p>0.0102166</text:p>
          </table:table-cell>
          <table:table-cell table:style-name="ce2" office:value-type="float" office:value="0.0103718" calcext:value-type="float">
            <text:p>0.0103718</text:p>
          </table:table-cell>
          <table:table-cell table:number-columns-repeated="1018"/>
        </table:table-row>
        <table:table-row table:style-name="ro1"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0.0328903" calcext:value-type="float">
            <text:p>0.0328903</text:p>
          </table:table-cell>
          <table:table-cell table:style-name="ce2" office:value-type="float" office:value="0.0206552" calcext:value-type="float">
            <text:p>0.0206552</text:p>
          </table:table-cell>
          <table:table-cell table:style-name="ce2" office:value-type="float" office:value="0.019982" calcext:value-type="float">
            <text:p>0.019982</text:p>
          </table:table-cell>
          <table:table-cell table:style-name="ce2" office:value-type="float" office:value="0.0205036" calcext:value-type="float">
            <text:p>0.0205036</text:p>
          </table:table-cell>
          <table:table-cell table:style-name="ce2" office:value-type="float" office:value="0.0208361" calcext:value-type="float">
            <text:p>0.020836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eap</text:p>
            <text:p/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sorted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sorted first</text:p>
          </table:table-cell>
          <table:table-cell table:style-name="ce1" office:value-type="string" calcext:value-type="string">
            <text:p>sorted last</text:p>
          </table:table-cell>
          <table:table-cell table:number-columns-repeated="1018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0.0107874" calcext:value-type="float">
            <text:p>0.0107874</text:p>
          </table:table-cell>
          <table:table-cell table:style-name="ce2" office:value-type="float" office:value="0.00233745" calcext:value-type="float">
            <text:p>0.00233745</text:p>
          </table:table-cell>
          <table:table-cell table:style-name="ce2" office:value-type="float" office:value="0.00225786" calcext:value-type="float">
            <text:p>0.00225786</text:p>
          </table:table-cell>
          <table:table-cell table:style-name="ce2" office:value-type="float" office:value="0.00236318" calcext:value-type="float">
            <text:p>0.00236318</text:p>
          </table:table-cell>
          <table:table-cell table:style-name="ce2" office:value-type="float" office:value="0.00246809" calcext:value-type="float">
            <text:p>0.00246809</text:p>
          </table:table-cell>
          <table:table-cell table:number-columns-repeated="1018"/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0.0168899" calcext:value-type="float">
            <text:p>0.0168899</text:p>
          </table:table-cell>
          <table:table-cell table:style-name="ce2" office:value-type="float" office:value="0.00500232" calcext:value-type="float">
            <text:p>0.00500232</text:p>
          </table:table-cell>
          <table:table-cell table:style-name="ce2" office:value-type="float" office:value="0.00473026" calcext:value-type="float">
            <text:p>0.00473026</text:p>
          </table:table-cell>
          <table:table-cell table:style-name="ce2" office:value-type="float" office:value="0.00569314" calcext:value-type="float">
            <text:p>0.00569314</text:p>
          </table:table-cell>
          <table:table-cell table:style-name="ce2" office:value-type="float" office:value="0.00491936" calcext:value-type="float">
            <text:p>0.00491936</text:p>
          </table:table-cell>
          <table:table-cell table:number-columns-repeated="1018"/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0.0189933" calcext:value-type="float">
            <text:p>0.0189933</text:p>
          </table:table-cell>
          <table:table-cell table:style-name="ce2" office:value-type="float" office:value="0.0115738" calcext:value-type="float">
            <text:p>0.0115738</text:p>
          </table:table-cell>
          <table:table-cell table:style-name="ce2" office:value-type="float" office:value="0.0107253" calcext:value-type="float">
            <text:p>0.0107253</text:p>
          </table:table-cell>
          <table:table-cell table:style-name="ce2" office:value-type="float" office:value="0.0115013" calcext:value-type="float">
            <text:p>0.0115013</text:p>
          </table:table-cell>
          <table:table-cell table:style-name="ce2" office:value-type="float" office:value="0.0114298" calcext:value-type="float">
            <text:p>0.0114298</text:p>
          </table:table-cell>
          <table:table-cell>
            <draw:frame table:end-cell-address="Arkusz3.L70" table:end-x="74.75pt" table:end-y="10.46pt" draw:z-index="3" draw:name="Chart 4" draw:style-name="gr1" draw:text-style-name="P1" svg:width="449.97pt" svg:height="278.22pt" svg:x="25.51pt" svg:y="0pt">
              <draw:object draw:notify-on-update-of-ranges="Arkusz3.A27:Arkusz3.A31 Arkusz3.B25:Arkusz3.B26 Arkusz3.B27:Arkusz3.B31 Arkusz3.C25:Arkusz3.C26 Arkusz3.C27:Arkusz3.C31 Arkusz3.D25:Arkusz3.D26 Arkusz3.D27:Arkusz3.D31 Arkusz3.E25:Arkusz3.E26 Arkusz3.E27:Arkusz3.E31 Arkusz3.F25:Arkusz3.F26 Arkusz3.F27:Arkusz3.F3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0.0281646" calcext:value-type="float">
            <text:p>0.0281646</text:p>
          </table:table-cell>
          <table:table-cell table:style-name="ce2" office:value-type="float" office:value="0.0227682" calcext:value-type="float">
            <text:p>0.0227682</text:p>
          </table:table-cell>
          <table:table-cell table:style-name="ce2" office:value-type="float" office:value="0.021696" calcext:value-type="float">
            <text:p>0.021696</text:p>
          </table:table-cell>
          <table:table-cell table:style-name="ce2" office:value-type="float" office:value="0.0226945" calcext:value-type="float">
            <text:p>0.0226945</text:p>
          </table:table-cell>
          <table:table-cell table:style-name="ce2" office:value-type="float" office:value="0.0231116" calcext:value-type="float">
            <text:p>0.0231116</text:p>
          </table:table-cell>
          <table:table-cell table:number-columns-repeated="1018"/>
        </table:table-row>
        <table:table-row table:style-name="ro1">
          <table:table-cell table:style-name="ce2" office:value-type="float" office:value="160000" calcext:value-type="float">
            <text:p>160000</text:p>
          </table:table-cell>
          <table:table-cell table:style-name="ce2" office:value-type="float" office:value="0.0599037" calcext:value-type="float">
            <text:p>0.0599037</text:p>
          </table:table-cell>
          <table:table-cell table:style-name="ce2" office:value-type="float" office:value="0.0454428" calcext:value-type="float">
            <text:p>0.0454428</text:p>
          </table:table-cell>
          <table:table-cell table:style-name="ce2" office:value-type="float" office:value="0.0470924" calcext:value-type="float">
            <text:p>0.0470924</text:p>
          </table:table-cell>
          <table:table-cell table:style-name="ce2" office:value-type="float" office:value="0.0462696" calcext:value-type="float">
            <text:p>0.0462696</text:p>
          </table:table-cell>
          <table:table-cell table:style-name="ce2" office:value-type="float" office:value="0.0459517" calcext:value-type="float">
            <text:p>0.0459517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2"/>
          <table:table-cell>
            <draw:frame table:end-cell-address="Arkusz3.S76" table:end-x="41.07pt" table:end-y="15.73pt" draw:z-index="9" draw:name="Chart 10" draw:style-name="gr1" draw:text-style-name="P1" svg:width="449.97pt" svg:height="278.22pt" svg:x="72pt" svg:y="5.24pt">
              <draw:object draw:notify-on-update-of-ranges="Arkusz3.N20:Arkusz3.N24 Arkusz3.O18:Arkusz3.O19 Arkusz3.O20:Arkusz3.O24 Arkusz3.P18:Arkusz3.P19 Arkusz3.P20:Arkusz3.P24 Arkusz3.Q18:Arkusz3.Q19 Arkusz3.Q20:Arkusz3.Q24 Arkusz3.R18:Arkusz3.R19 Arkusz3.R20:Arkusz3.R24 Arkusz3.S18:Arkusz3.S19 Arkusz3.S20:Arkusz3.S24 Arkusz3.T18:Arkusz3.T19 Arkusz3.T20:Arkusz3.T24 Arkusz3.U18:Arkusz3.U19 Arkusz3.U20:Arkusz3.U24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6"/>
          <table:table-cell>
            <draw:frame table:end-cell-address="Arkusz3.Y76" table:end-x="49.21pt" table:end-y="15.73pt" draw:z-index="10" draw:name="Chart 11" draw:style-name="gr1" draw:text-style-name="P1" svg:width="449.97pt" svg:height="278.22pt" svg:x="0pt" svg:y="5.24pt">
              <draw:object draw:notify-on-update-of-ranges="Arkusz3.N28:Arkusz3.N32 Arkusz3.O26:Arkusz3.O27 Arkusz3.O28:Arkusz3.O32 Arkusz3.P26:Arkusz3.P27 Arkusz3.P28:Arkusz3.P32 Arkusz3.Q26:Arkusz3.Q27 Arkusz3.Q28:Arkusz3.Q32 Arkusz3.R26:Arkusz3.R27 Arkusz3.R28:Arkusz3.R32 Arkusz3.S26:Arkusz3.S27 Arkusz3.S28:Arkusz3.S32 Arkusz3.T26:Arkusz3.T27 Arkusz3.T28:Arkusz3.T32 Arkusz3.U26:Arkusz3.U27 Arkusz3.U28:Arkusz3.U3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0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Arkusz3.L89" table:end-x="74.75pt" table:end-y="9.69pt" draw:z-index="4" draw:name="Chart 5" draw:style-name="gr1" draw:text-style-name="P1" svg:width="449.97pt" svg:height="278.22pt" svg:x="25.51pt" svg:y="15pt">
              <draw:object draw:notify-on-update-of-ranges="Arkusz3.A35:Arkusz3.A39 Arkusz3.B33:Arkusz3.B34 Arkusz3.B35:Arkusz3.B39 Arkusz3.C33:Arkusz3.C34 Arkusz3.C35:Arkusz3.C39 Arkusz3.D33:Arkusz3.D34 Arkusz3.D35:Arkusz3.D39 Arkusz3.E33:Arkusz3.E34 Arkusz3.E35:Arkusz3.E39 Arkusz3.F33:Arkusz3.F34 Arkusz3.F35:Arkusz3.F3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2"/>
          <table:table-cell>
            <draw:frame table:end-cell-address="Arkusz3.S95" table:end-x="41.07pt" table:end-y="2.98pt" draw:z-index="11" draw:name="Chart 12" draw:style-name="gr1" draw:text-style-name="P1" svg:width="449.97pt" svg:height="278.22pt" svg:x="72pt" svg:y="8.25pt">
              <draw:object draw:notify-on-update-of-ranges="Arkusz3.N36:Arkusz3.N40 Arkusz3.O34:Arkusz3.O35 Arkusz3.O36:Arkusz3.O40 Arkusz3.P34:Arkusz3.P35 Arkusz3.P36:Arkusz3.P40 Arkusz3.Q34:Arkusz3.Q35 Arkusz3.Q36:Arkusz3.Q40 Arkusz3.R34:Arkusz3.R35 Arkusz3.R36:Arkusz3.R40 Arkusz3.S34:Arkusz3.S35 Arkusz3.S36:Arkusz3.S40 Arkusz3.T34:Arkusz3.T35 Arkusz3.T36:Arkusz3.T40 Arkusz3.U34:Arkusz3.U35 Arkusz3.U36:Arkusz3.U4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Arkusz3.L108" table:end-x="74.75pt" table:end-y="8.99pt" draw:z-index="5" draw:name="Chart 6" draw:style-name="gr1" draw:text-style-name="P1" svg:width="449.97pt" svg:height="278.22pt" svg:x="25.51pt" svg:y="14.26pt">
              <draw:object draw:notify-on-update-of-ranges="Arkusz3.A43:Arkusz3.A47 Arkusz3.B41:Arkusz3.B42 Arkusz3.B43:Arkusz3.B47 Arkusz3.C41:Arkusz3.C42 Arkusz3.C43:Arkusz3.C47 Arkusz3.D41:Arkusz3.D42 Arkusz3.D43:Arkusz3.D47 Arkusz3.E41:Arkusz3.E42 Arkusz3.E43:Arkusz3.E47 Arkusz3.F41:Arkusz3.F42 Arkusz3.F43:Arkusz3.F47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Arkusz3.L127" table:end-x="74.75pt" table:end-y="8.22pt" draw:z-index="6" draw:name="Chart 7" draw:style-name="gr1" draw:text-style-name="P1" svg:width="449.97pt" svg:height="278.22pt" svg:x="25.51pt" svg:y="13.49pt">
              <draw:object draw:notify-on-update-of-ranges="Arkusz3.A51:Arkusz3.A55 Arkusz3.B49:Arkusz3.B50 Arkusz3.B51:Arkusz3.B55 Arkusz3.C49:Arkusz3.C50 Arkusz3.C51:Arkusz3.C55 Arkusz3.D49:Arkusz3.D50 Arkusz3.D51:Arkusz3.D55 Arkusz3.E49:Arkusz3.E50 Arkusz3.E51:Arkusz3.E55 Arkusz3.F49:Arkusz3.F50 Arkusz3.F51:Arkusz3.F5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3.B20:Arkusz3.B20">
            <calcext:condition calcext:apply-style-name="ConditionalStyle_1" calcext:value="contains-text(&quot;.&quot;)" calcext:base-cell-address="Arkusz3.B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04" meta:object-count="1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4.817cm" svg:height="9.155cm" xlink:href=".." xlink:type="simple" chart:class="chart:line" chart:style-name="ch1">
        <chart:legend chart:legend-position="end" svg:x="11.727cm" svg:y="3.282cm" style:legend-expansion="high" chart:style-name="ch2"/>
        <chart:plot-area chart:style-name="ch3" table:cell-range-address="Arkusz3.A1:Arkusz3.F7" chart:data-source-has-labels="both" svg:x="0.296cm" svg:y="0.183cm" svg:width="11.135cm" svg:height="7.759cm">
          <chartooo:coordinate-region svg:x="0.917cm" svg:y="0.383cm" svg:width="9.772cm" svg:height="6.912cm"/>
          <chart:axis chart:dimension="x" chart:name="primary-x" chart:style-name="ch4" chartooo:axis-type="text">
            <chart:title svg:x="5.706cm" svg:y="8.126cm" chart:style-name="ch5">
              <text:p>n</text:p>
            </chart:title>
            <chart:categories table:cell-range-address="Arkusz3.A3:Arkusz3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B3:Arkusz3.B7" chart:label-cell-address="Arkusz3.B1:Arkusz3.B2" chart:class="chart:line">
            <chart:data-point chart:repeated="5"/>
          </chart:series>
          <chart:series chart:style-name="ch9" chart:values-cell-range-address="Arkusz3.C3:Arkusz3.C7" chart:label-cell-address="Arkusz3.C1:Arkusz3.C2" chart:class="chart:line">
            <chart:data-point chart:repeated="5"/>
          </chart:series>
          <chart:series chart:style-name="ch10" chart:values-cell-range-address="Arkusz3.D3:Arkusz3.D7" chart:label-cell-address="Arkusz3.D1:Arkusz3.D2" chart:class="chart:line">
            <chart:data-point chart:repeated="5"/>
          </chart:series>
          <chart:series chart:style-name="ch11" chart:values-cell-range-address="Arkusz3.E3:Arkusz3.E7" chart:label-cell-address="Arkusz3.E1:Arkusz3.E2" chart:class="chart:line">
            <chart:data-point chart:repeated="5"/>
          </chart:series>
          <chart:series chart:style-name="ch12" chart:values-cell-range-address="Arkusz3.F3:Arkusz3.F7" chart:label-cell-address="Arkusz3.F1:Arkusz3.F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text:list>
                  <text:list-item>
                    <text:p/>
                  </text:list-item>
                  <text:list-item>
                    <text:p>random</text:p>
                  </text:list-item>
                </text:list>
                <draw:g>
                  <svg:desc>Arkusz3.B1:Arkusz3.B2</svg:desc>
                </draw:g>
              </table:table-cell>
              <table:table-cell office:value-type="string">
                <text:p>sorted</text:p>
                <text:list>
                  <text:list-item>
                    <text:p/>
                  </text:list-item>
                  <text:list-item>
                    <text:p>sorted</text:p>
                  </text:list-item>
                </text:list>
                <draw:g>
                  <svg:desc>Arkusz3.C1:Arkusz3.C2</svg:desc>
                </draw:g>
              </table:table-cell>
              <table:table-cell office:value-type="string">
                <text:p>reverse</text:p>
                <text:list>
                  <text:list-item>
                    <text:p/>
                  </text:list-item>
                  <text:list-item>
                    <text:p>reverse</text:p>
                  </text:list-item>
                </text:list>
                <draw:g>
                  <svg:desc>Arkusz3.D1:Arkusz3.D2</svg:desc>
                </draw:g>
              </table:table-cell>
              <table:table-cell office:value-type="string">
                <text:p>sorted first</text:p>
                <text:list>
                  <text:list-item>
                    <text:p/>
                  </text:list-item>
                  <text:list-item>
                    <text:p>sorted first</text:p>
                  </text:list-item>
                </text:list>
                <draw:g>
                  <svg:desc>Arkusz3.E1:Arkusz3.E2</svg:desc>
                </draw:g>
              </table:table-cell>
              <table:table-cell office:value-type="string">
                <text:p>sorted last</text:p>
                <text:list>
                  <text:list-item>
                    <text:p/>
                  </text:list-item>
                  <text:list-item>
                    <text:p>sorted last</text:p>
                  </text:list-item>
                </text:list>
                <draw:g>
                  <svg:desc>Arkusz3.F1:Arkusz3.F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A3:Arkusz3.A7</svg:desc>
                </draw:g>
              </table:table-cell>
              <table:table-cell office:value-type="float" office:value="0.507624">
                <text:p>0.507624</text:p>
                <draw:g>
                  <svg:desc>Arkusz3.B3:Arkusz3.B7</svg:desc>
                </draw:g>
              </table:table-cell>
              <table:table-cell office:value-type="float" office:value="0.134063">
                <text:p>0.134063</text:p>
                <draw:g>
                  <svg:desc>Arkusz3.C3:Arkusz3.C7</svg:desc>
                </draw:g>
              </table:table-cell>
              <table:table-cell office:value-type="float" office:value="0.58567">
                <text:p>0.58567</text:p>
                <draw:g>
                  <svg:desc>Arkusz3.D3:Arkusz3.D7</svg:desc>
                </draw:g>
              </table:table-cell>
              <table:table-cell office:value-type="float" office:value="0.134519">
                <text:p>0.134519</text:p>
                <draw:g>
                  <svg:desc>Arkusz3.E3:Arkusz3.E7</svg:desc>
                </draw:g>
              </table:table-cell>
              <table:table-cell office:value-type="float" office:value="0.165506">
                <text:p>0.165506</text:p>
                <draw:g>
                  <svg:desc>Arkusz3.F3:Arkusz3.F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98986">
                <text:p>1.98986</text:p>
              </table:table-cell>
              <table:table-cell office:value-type="float" office:value="0.511766">
                <text:p>0.511766</text:p>
              </table:table-cell>
              <table:table-cell office:value-type="float" office:value="2.06053">
                <text:p>2.06053</text:p>
              </table:table-cell>
              <table:table-cell office:value-type="float" office:value="0.554451">
                <text:p>0.554451</text:p>
              </table:table-cell>
              <table:table-cell office:value-type="float" office:value="0.573341">
                <text:p>0.57334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8.0097">
                <text:p>8.0097</text:p>
              </table:table-cell>
              <table:table-cell office:value-type="float" office:value="2.06134">
                <text:p>2.06134</text:p>
              </table:table-cell>
              <table:table-cell office:value-type="float" office:value="8.60279">
                <text:p>8.60279</text:p>
              </table:table-cell>
              <table:table-cell office:value-type="float" office:value="2.11702">
                <text:p>2.11702</text:p>
              </table:table-cell>
              <table:table-cell office:value-type="float" office:value="2.12728">
                <text:p>2.1272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2.1791">
                <text:p>32.1791</text:p>
              </table:table-cell>
              <table:table-cell office:value-type="float" office:value="8.3442">
                <text:p>8.3442</text:p>
              </table:table-cell>
              <table:table-cell office:value-type="float" office:value="32.9083">
                <text:p>32.9083</text:p>
              </table:table-cell>
              <table:table-cell office:value-type="float" office:value="8.755">
                <text:p>8.755</text:p>
              </table:table-cell>
              <table:table-cell office:value-type="float" office:value="8.83119">
                <text:p>8.83119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32.293">
                <text:p>132.293</text:p>
              </table:table-cell>
              <table:table-cell office:value-type="float" office:value="33.2274">
                <text:p>33.2274</text:p>
              </table:table-cell>
              <table:table-cell office:value-type="float" office:value="130.301">
                <text:p>130.301</text:p>
              </table:table-cell>
              <table:table-cell office:value-type="float" office:value="34.8012">
                <text:p>34.8012</text:p>
              </table:table-cell>
              <table:table-cell office:value-type="float" office:value="34.5955">
                <text:p>34.5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a76d9" draw:fill-color="#3a76d9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03b2f" draw:fill-color="#d03b2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fa703" draw:fill-color="#dfa70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2e9549" draw:fill-color="#2e954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e36100" draw:fill-color="#e361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3ea8b0" draw:fill-color="#3ea8b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8facf6" draw:fill-color="#8facf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255cm" svg:y="3.115cm" style:legend-expansion="high" chart:style-name="ch2"/>
        <chart:plot-area chart:style-name="ch3" table:cell-range-address="Arkusz3.N18:Arkusz3.U24" chart:data-source-has-labels="both" svg:x="0.317cm" svg:y="0.196cm" svg:width="11.621cm" svg:height="8.394cm">
          <chartooo:coordinate-region svg:x="0.938cm" svg:y="0.395cm" svg:width="10.257cm" svg:height="7.548cm"/>
          <chart:axis chart:dimension="x" chart:name="primary-x" chart:style-name="ch4" chartooo:axis-type="text">
            <chart:title svg:x="5.97cm" svg:y="8.787cm" chart:style-name="ch5">
              <text:p>n</text:p>
            </chart:title>
            <chart:categories table:cell-range-address="Arkusz3.N20:Arkusz3.N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O20:Arkusz3.O24" chart:label-cell-address="Arkusz3.O18:Arkusz3.O19" chart:class="chart:line">
            <chart:data-point chart:repeated="5"/>
          </chart:series>
          <chart:series chart:style-name="ch9" chart:values-cell-range-address="Arkusz3.P20:Arkusz3.P24" chart:label-cell-address="Arkusz3.P18:Arkusz3.P19" chart:class="chart:line">
            <chart:data-point chart:repeated="5"/>
          </chart:series>
          <chart:series chart:style-name="ch10" chart:values-cell-range-address="Arkusz3.Q20:Arkusz3.Q24" chart:label-cell-address="Arkusz3.Q18:Arkusz3.Q19" chart:class="chart:line">
            <chart:data-point chart:repeated="5"/>
          </chart:series>
          <chart:series chart:style-name="ch11" chart:values-cell-range-address="Arkusz3.R20:Arkusz3.R24" chart:label-cell-address="Arkusz3.R18:Arkusz3.R19" chart:class="chart:line">
            <chart:data-point chart:repeated="5"/>
          </chart:series>
          <chart:series chart:style-name="ch12" chart:values-cell-range-address="Arkusz3.S20:Arkusz3.S24" chart:label-cell-address="Arkusz3.S18:Arkusz3.S19" chart:class="chart:line">
            <chart:data-point chart:repeated="5"/>
          </chart:series>
          <chart:series chart:style-name="ch13" chart:values-cell-range-address="Arkusz3.T20:Arkusz3.T24" chart:label-cell-address="Arkusz3.T18:Arkusz3.T19" chart:class="chart:line">
            <chart:data-point chart:repeated="5"/>
          </chart:series>
          <chart:series chart:style-name="ch14" chart:values-cell-range-address="Arkusz3.U20:Arkusz3.U24" chart:label-cell-address="Arkusz3.U18:Arkusz3.U19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text:list>
                  <text:list-item>
                    <text:p/>
                  </text:list-item>
                  <text:list-item>
                    <text:p>Bubble Sort</text:p>
                  </text:list-item>
                </text:list>
                <draw:g>
                  <svg:desc>Arkusz3.O18:Arkusz3.O19</svg:desc>
                </draw:g>
              </table:table-cell>
              <table:table-cell office:value-type="string">
                <text:p>Selection Sort</text:p>
                <text:list>
                  <text:list-item>
                    <text:p/>
                  </text:list-item>
                  <text:list-item>
                    <text:p>Selection Sort</text:p>
                  </text:list-item>
                </text:list>
                <draw:g>
                  <svg:desc>Arkusz3.P18:Arkusz3.P19</svg:desc>
                </draw:g>
              </table:table-cell>
              <table:table-cell office:value-type="string">
                <text:p>Counting Sort</text:p>
                <text:list>
                  <text:list-item>
                    <text:p/>
                  </text:list-item>
                  <text:list-item>
                    <text:p>Counting Sort</text:p>
                  </text:list-item>
                </text:list>
                <draw:g>
                  <svg:desc>Arkusz3.Q18:Arkusz3.Q19</svg:desc>
                </draw:g>
              </table:table-cell>
              <table:table-cell office:value-type="string">
                <text:p>Radix Sort</text:p>
                <text:list>
                  <text:list-item>
                    <text:p/>
                  </text:list-item>
                  <text:list-item>
                    <text:p>Radix Sort</text:p>
                  </text:list-item>
                </text:list>
                <draw:g>
                  <svg:desc>Arkusz3.R18:Arkusz3.R19</svg:desc>
                </draw:g>
              </table:table-cell>
              <table:table-cell office:value-type="string">
                <text:p>Quick Sort</text:p>
                <text:list>
                  <text:list-item>
                    <text:p/>
                  </text:list-item>
                  <text:list-item>
                    <text:p>Quick Sort</text:p>
                  </text:list-item>
                </text:list>
                <draw:g>
                  <svg:desc>Arkusz3.S18:Arkusz3.S19</svg:desc>
                </draw:g>
              </table:table-cell>
              <table:table-cell office:value-type="string">
                <text:p>Merge Sort</text:p>
                <text:list>
                  <text:list-item>
                    <text:p/>
                  </text:list-item>
                  <text:list-item>
                    <text:p>Merge Sort</text:p>
                  </text:list-item>
                </text:list>
                <draw:g>
                  <svg:desc>Arkusz3.T18:Arkusz3.T19</svg:desc>
                </draw:g>
              </table:table-cell>
              <table:table-cell office:value-type="string">
                <text:p>Heap Sort</text:p>
                <text:list>
                  <text:list-item>
                    <text:p/>
                  </text:list-item>
                  <text:list-item>
                    <text:p>Heap Sort</text:p>
                  </text:list-item>
                </text:list>
                <draw:g>
                  <svg:desc>Arkusz3.U18:Arkusz3.U19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N20:Arkusz3.N24</svg:desc>
                </draw:g>
              </table:table-cell>
              <table:table-cell office:value-type="float" office:value="0.584049">
                <text:p>0.584049</text:p>
                <draw:g>
                  <svg:desc>Arkusz3.O20:Arkusz3.O24</svg:desc>
                </draw:g>
              </table:table-cell>
              <table:table-cell office:value-type="float" office:value="0.135308">
                <text:p>0.135308</text:p>
                <draw:g>
                  <svg:desc>Arkusz3.P20:Arkusz3.P24</svg:desc>
                </draw:g>
              </table:table-cell>
              <table:table-cell office:value-type="float" office:value="0.00176756">
                <text:p>0.00176756</text:p>
                <draw:g>
                  <svg:desc>Arkusz3.Q20:Arkusz3.Q24</svg:desc>
                </draw:g>
              </table:table-cell>
              <table:table-cell office:value-type="float" office:value="0.00277302">
                <text:p>0.00277302</text:p>
                <draw:g>
                  <svg:desc>Arkusz3.R20:Arkusz3.R24</svg:desc>
                </draw:g>
              </table:table-cell>
              <table:table-cell office:value-type="float" office:value="0.375562">
                <text:p>0.375562</text:p>
                <draw:g>
                  <svg:desc>Arkusz3.S20:Arkusz3.S24</svg:desc>
                </draw:g>
              </table:table-cell>
              <table:table-cell office:value-type="float" office:value="0.00112755">
                <text:p>0.00112755</text:p>
                <draw:g>
                  <svg:desc>Arkusz3.T20:Arkusz3.T24</svg:desc>
                </draw:g>
              </table:table-cell>
              <table:table-cell office:value-type="float" office:value="0.00223939">
                <text:p>0.00223939</text:p>
                <draw:g>
                  <svg:desc>Arkusz3.U20:Arkusz3.U24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.28807">
                <text:p>2.28807</text:p>
              </table:table-cell>
              <table:table-cell office:value-type="float" office:value="0.535046">
                <text:p>0.535046</text:p>
              </table:table-cell>
              <table:table-cell office:value-type="float" office:value="0.0014309">
                <text:p>0.0014309</text:p>
              </table:table-cell>
              <table:table-cell office:value-type="float" office:value="0.00650307">
                <text:p>0.00650307</text:p>
              </table:table-cell>
              <table:table-cell office:value-type="float" office:value="1.4921">
                <text:p>1.4921</text:p>
              </table:table-cell>
              <table:table-cell office:value-type="float" office:value="0.00245579">
                <text:p>0.00245579</text:p>
              </table:table-cell>
              <table:table-cell office:value-type="float" office:value="0.00466508">
                <text:p>0.0046650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9.1849">
                <text:p>9.1849</text:p>
              </table:table-cell>
              <table:table-cell office:value-type="float" office:value="2.14691">
                <text:p>2.14691</text:p>
              </table:table-cell>
              <table:table-cell office:value-type="float" office:value="0.00176006">
                <text:p>0.00176006</text:p>
              </table:table-cell>
              <table:table-cell office:value-type="float" office:value="0.0122934">
                <text:p>0.0122934</text:p>
              </table:table-cell>
              <table:table-cell office:value-type="float" office:value="5.98464">
                <text:p>5.98464</text:p>
              </table:table-cell>
              <table:table-cell office:value-type="float" office:value="0.00576336">
                <text:p>0.00576336</text:p>
              </table:table-cell>
              <table:table-cell office:value-type="float" office:value="0.010744">
                <text:p>0.01074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6.4514">
                <text:p>36.4514</text:p>
              </table:table-cell>
              <table:table-cell office:value-type="float" office:value="8.60695">
                <text:p>8.60695</text:p>
              </table:table-cell>
              <table:table-cell office:value-type="float" office:value="0.00299776">
                <text:p>0.00299776</text:p>
              </table:table-cell>
              <table:table-cell office:value-type="float" office:value="0.0237753">
                <text:p>0.0237753</text:p>
              </table:table-cell>
              <table:table-cell office:value-type="float" office:value="23.7838">
                <text:p>23.7838</text:p>
              </table:table-cell>
              <table:table-cell office:value-type="float" office:value="0.0117945">
                <text:p>0.0117945</text:p>
              </table:table-cell>
              <table:table-cell office:value-type="float" office:value="0.0243952">
                <text:p>0.0243952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45.81">
                <text:p>145.81</text:p>
              </table:table-cell>
              <table:table-cell office:value-type="float" office:value="34.4172">
                <text:p>34.4172</text:p>
              </table:table-cell>
              <table:table-cell office:value-type="float" office:value="0.00403649">
                <text:p>0.00403649</text:p>
              </table:table-cell>
              <table:table-cell office:value-type="float" office:value="0.0456966">
                <text:p>0.0456966</text:p>
              </table:table-cell>
              <table:table-cell office:value-type="float" office:value="97.1892">
                <text:p>97.1892</text:p>
              </table:table-cell>
              <table:table-cell office:value-type="float" office:value="0.0239042">
                <text:p>0.0239042</text:p>
              </table:table-cell>
              <table:table-cell office:value-type="float" office:value="0.0514386">
                <text:p>0.05143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a76d9" draw:fill-color="#3a76d9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03b2f" draw:fill-color="#d03b2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fa703" draw:fill-color="#dfa70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2e9549" draw:fill-color="#2e954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e36100" draw:fill-color="#e361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3ea8b0" draw:fill-color="#3ea8b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8facf6" draw:fill-color="#8facf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255cm" svg:y="3.115cm" style:legend-expansion="high" chart:style-name="ch2"/>
        <chart:plot-area chart:style-name="ch3" table:cell-range-address="Arkusz3.N26:Arkusz3.U32" chart:data-source-has-labels="both" svg:x="0.317cm" svg:y="0.196cm" svg:width="11.621cm" svg:height="8.394cm">
          <chartooo:coordinate-region svg:x="0.938cm" svg:y="0.395cm" svg:width="10.257cm" svg:height="7.548cm"/>
          <chart:axis chart:dimension="x" chart:name="primary-x" chart:style-name="ch4" chartooo:axis-type="text">
            <chart:title svg:x="5.97cm" svg:y="8.787cm" chart:style-name="ch5">
              <text:p>n</text:p>
            </chart:title>
            <chart:categories table:cell-range-address="Arkusz3.N28:Arkusz3.N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O28:Arkusz3.O32" chart:label-cell-address="Arkusz3.O26:Arkusz3.O27" chart:class="chart:line">
            <chart:data-point chart:repeated="5"/>
          </chart:series>
          <chart:series chart:style-name="ch9" chart:values-cell-range-address="Arkusz3.P28:Arkusz3.P32" chart:label-cell-address="Arkusz3.P26:Arkusz3.P27" chart:class="chart:line">
            <chart:data-point chart:repeated="5"/>
          </chart:series>
          <chart:series chart:style-name="ch10" chart:values-cell-range-address="Arkusz3.Q28:Arkusz3.Q32" chart:label-cell-address="Arkusz3.Q26:Arkusz3.Q27" chart:class="chart:line">
            <chart:data-point chart:repeated="5"/>
          </chart:series>
          <chart:series chart:style-name="ch11" chart:values-cell-range-address="Arkusz3.R28:Arkusz3.R32" chart:label-cell-address="Arkusz3.R26:Arkusz3.R27" chart:class="chart:line">
            <chart:data-point chart:repeated="5"/>
          </chart:series>
          <chart:series chart:style-name="ch12" chart:values-cell-range-address="Arkusz3.S28:Arkusz3.S32" chart:label-cell-address="Arkusz3.S26:Arkusz3.S27" chart:class="chart:line">
            <chart:data-point chart:repeated="5"/>
          </chart:series>
          <chart:series chart:style-name="ch13" chart:values-cell-range-address="Arkusz3.T28:Arkusz3.T32" chart:label-cell-address="Arkusz3.T26:Arkusz3.T27" chart:class="chart:line">
            <chart:data-point chart:repeated="5"/>
          </chart:series>
          <chart:series chart:style-name="ch14" chart:values-cell-range-address="Arkusz3.U28:Arkusz3.U32" chart:label-cell-address="Arkusz3.U26:Arkusz3.U2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text:list>
                  <text:list-item>
                    <text:p/>
                  </text:list-item>
                  <text:list-item>
                    <text:p>Bubble Sort</text:p>
                  </text:list-item>
                </text:list>
                <draw:g>
                  <svg:desc>Arkusz3.O26:Arkusz3.O27</svg:desc>
                </draw:g>
              </table:table-cell>
              <table:table-cell office:value-type="string">
                <text:p>Selection Sort</text:p>
                <text:list>
                  <text:list-item>
                    <text:p/>
                  </text:list-item>
                  <text:list-item>
                    <text:p>Selection Sort</text:p>
                  </text:list-item>
                </text:list>
                <draw:g>
                  <svg:desc>Arkusz3.P26:Arkusz3.P27</svg:desc>
                </draw:g>
              </table:table-cell>
              <table:table-cell office:value-type="string">
                <text:p>Counting Sort</text:p>
                <text:list>
                  <text:list-item>
                    <text:p/>
                  </text:list-item>
                  <text:list-item>
                    <text:p>Counting Sort</text:p>
                  </text:list-item>
                </text:list>
                <draw:g>
                  <svg:desc>Arkusz3.Q26:Arkusz3.Q27</svg:desc>
                </draw:g>
              </table:table-cell>
              <table:table-cell office:value-type="string">
                <text:p>Radix Sort</text:p>
                <text:list>
                  <text:list-item>
                    <text:p/>
                  </text:list-item>
                  <text:list-item>
                    <text:p>Radix Sort</text:p>
                  </text:list-item>
                </text:list>
                <draw:g>
                  <svg:desc>Arkusz3.R26:Arkusz3.R27</svg:desc>
                </draw:g>
              </table:table-cell>
              <table:table-cell office:value-type="string">
                <text:p>Quick Sort</text:p>
                <text:list>
                  <text:list-item>
                    <text:p/>
                  </text:list-item>
                  <text:list-item>
                    <text:p>Quick Sort</text:p>
                  </text:list-item>
                </text:list>
                <draw:g>
                  <svg:desc>Arkusz3.S26:Arkusz3.S27</svg:desc>
                </draw:g>
              </table:table-cell>
              <table:table-cell office:value-type="string">
                <text:p>Merge Sort</text:p>
                <text:list>
                  <text:list-item>
                    <text:p/>
                  </text:list-item>
                  <text:list-item>
                    <text:p>Merge Sort</text:p>
                  </text:list-item>
                </text:list>
                <draw:g>
                  <svg:desc>Arkusz3.T26:Arkusz3.T27</svg:desc>
                </draw:g>
              </table:table-cell>
              <table:table-cell office:value-type="string">
                <text:p>Heap Sort</text:p>
                <text:list>
                  <text:list-item>
                    <text:p/>
                  </text:list-item>
                  <text:list-item>
                    <text:p>Heap Sort</text:p>
                  </text:list-item>
                </text:list>
                <draw:g>
                  <svg:desc>Arkusz3.U26:Arkusz3.U27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N28:Arkusz3.N32</svg:desc>
                </draw:g>
              </table:table-cell>
              <table:table-cell office:value-type="float" office:value="0.160275">
                <text:p>0.160275</text:p>
                <draw:g>
                  <svg:desc>Arkusz3.O28:Arkusz3.O32</svg:desc>
                </draw:g>
              </table:table-cell>
              <table:table-cell office:value-type="float" office:value="0.133374">
                <text:p>0.133374</text:p>
                <draw:g>
                  <svg:desc>Arkusz3.P28:Arkusz3.P32</svg:desc>
                </draw:g>
              </table:table-cell>
              <table:table-cell office:value-type="float" office:value="0.00150993">
                <text:p>0.00150993</text:p>
                <draw:g>
                  <svg:desc>Arkusz3.Q28:Arkusz3.Q32</svg:desc>
                </draw:g>
              </table:table-cell>
              <table:table-cell office:value-type="float" office:value="0.00291309">
                <text:p>0.00291309</text:p>
                <draw:g>
                  <svg:desc>Arkusz3.R28:Arkusz3.R32</svg:desc>
                </draw:g>
              </table:table-cell>
              <table:table-cell office:value-type="float" office:value="0.587239">
                <text:p>0.587239</text:p>
                <draw:g>
                  <svg:desc>Arkusz3.S28:Arkusz3.S32</svg:desc>
                </draw:g>
              </table:table-cell>
              <table:table-cell office:value-type="float" office:value="0.00116578">
                <text:p>0.00116578</text:p>
                <draw:g>
                  <svg:desc>Arkusz3.T28:Arkusz3.T32</svg:desc>
                </draw:g>
              </table:table-cell>
              <table:table-cell office:value-type="float" office:value="0.00240914">
                <text:p>0.00240914</text:p>
                <draw:g>
                  <svg:desc>Arkusz3.U28:Arkusz3.U3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60048">
                <text:p>0.560048</text:p>
              </table:table-cell>
              <table:table-cell office:value-type="float" office:value="0.52452">
                <text:p>0.52452</text:p>
              </table:table-cell>
              <table:table-cell office:value-type="float" office:value="0.00141684">
                <text:p>0.00141684</text:p>
              </table:table-cell>
              <table:table-cell office:value-type="float" office:value="0.00574885">
                <text:p>0.00574885</text:p>
              </table:table-cell>
              <table:table-cell office:value-type="float" office:value="2.36396">
                <text:p>2.36396</text:p>
              </table:table-cell>
              <table:table-cell office:value-type="float" office:value="0.00241813">
                <text:p>0.00241813</text:p>
              </table:table-cell>
              <table:table-cell office:value-type="float" office:value="0.00597129">
                <text:p>0.0059712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3032">
                <text:p>2.3032</text:p>
              </table:table-cell>
              <table:table-cell office:value-type="float" office:value="2.11397">
                <text:p>2.11397</text:p>
              </table:table-cell>
              <table:table-cell office:value-type="float" office:value="0.00202237">
                <text:p>0.00202237</text:p>
              </table:table-cell>
              <table:table-cell office:value-type="float" office:value="0.0125964">
                <text:p>0.0125964</text:p>
              </table:table-cell>
              <table:table-cell office:value-type="float" office:value="9.54822">
                <text:p>9.54822</text:p>
              </table:table-cell>
              <table:table-cell office:value-type="float" office:value="0.00532652">
                <text:p>0.00532652</text:p>
              </table:table-cell>
              <table:table-cell office:value-type="float" office:value="0.0122087">
                <text:p>0.012208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.50503">
                <text:p>9.50503</text:p>
              </table:table-cell>
              <table:table-cell office:value-type="float" office:value="8.86974">
                <text:p>8.86974</text:p>
              </table:table-cell>
              <table:table-cell office:value-type="float" office:value="0.00280345">
                <text:p>0.00280345</text:p>
              </table:table-cell>
              <table:table-cell office:value-type="float" office:value="0.0239706">
                <text:p>0.0239706</text:p>
              </table:table-cell>
              <table:table-cell office:value-type="float" office:value="38.7512">
                <text:p>38.7512</text:p>
              </table:table-cell>
              <table:table-cell office:value-type="float" office:value="0.0105804">
                <text:p>0.0105804</text:p>
              </table:table-cell>
              <table:table-cell office:value-type="float" office:value="0.0240317">
                <text:p>0.0240317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7.737">
                <text:p>37.737</text:p>
              </table:table-cell>
              <table:table-cell office:value-type="float" office:value="35.465">
                <text:p>35.465</text:p>
              </table:table-cell>
              <table:table-cell office:value-type="float" office:value="0.00365886">
                <text:p>0.00365886</text:p>
              </table:table-cell>
              <table:table-cell office:value-type="float" office:value="0.047678">
                <text:p>0.047678</text:p>
              </table:table-cell>
              <table:table-cell office:value-type="float" office:value="154.389">
                <text:p>154.389</text:p>
              </table:table-cell>
              <table:table-cell office:value-type="float" office:value="0.0229621">
                <text:p>0.0229621</text:p>
              </table:table-cell>
              <table:table-cell office:value-type="float" office:value="0.0542768">
                <text:p>0.05427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a76d9" draw:fill-color="#3a76d9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03b2f" draw:fill-color="#d03b2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fa703" draw:fill-color="#dfa70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2e9549" draw:fill-color="#2e954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e36100" draw:fill-color="#e361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3ea8b0" draw:fill-color="#3ea8b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8facf6" draw:fill-color="#8facf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255cm" svg:y="3.115cm" style:legend-expansion="high" chart:style-name="ch2"/>
        <chart:plot-area chart:style-name="ch3" table:cell-range-address="Arkusz3.N34:Arkusz3.U40" chart:data-source-has-labels="both" svg:x="0.317cm" svg:y="0.196cm" svg:width="11.621cm" svg:height="8.394cm">
          <chartooo:coordinate-region svg:x="0.938cm" svg:y="0.395cm" svg:width="10.443cm" svg:height="7.548cm"/>
          <chart:axis chart:dimension="x" chart:name="primary-x" chart:style-name="ch4" chartooo:axis-type="text">
            <chart:title svg:x="5.97cm" svg:y="8.787cm" chart:style-name="ch5">
              <text:p>n</text:p>
            </chart:title>
            <chart:categories table:cell-range-address="Arkusz3.N36:Arkusz3.N4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O36:Arkusz3.O40" chart:label-cell-address="Arkusz3.O34:Arkusz3.O35" chart:class="chart:line">
            <chart:data-point chart:repeated="5"/>
          </chart:series>
          <chart:series chart:style-name="ch9" chart:values-cell-range-address="Arkusz3.P36:Arkusz3.P40" chart:label-cell-address="Arkusz3.P34:Arkusz3.P35" chart:class="chart:line">
            <chart:data-point chart:repeated="5"/>
          </chart:series>
          <chart:series chart:style-name="ch10" chart:values-cell-range-address="Arkusz3.Q36:Arkusz3.Q40" chart:label-cell-address="Arkusz3.Q34:Arkusz3.Q35" chart:class="chart:line">
            <chart:data-point chart:repeated="5"/>
          </chart:series>
          <chart:series chart:style-name="ch11" chart:values-cell-range-address="Arkusz3.R36:Arkusz3.R40" chart:label-cell-address="Arkusz3.R34:Arkusz3.R35" chart:class="chart:line">
            <chart:data-point chart:repeated="5"/>
          </chart:series>
          <chart:series chart:style-name="ch12" chart:values-cell-range-address="Arkusz3.S36:Arkusz3.S40" chart:label-cell-address="Arkusz3.S34:Arkusz3.S35" chart:class="chart:line">
            <chart:data-point chart:repeated="5"/>
          </chart:series>
          <chart:series chart:style-name="ch13" chart:values-cell-range-address="Arkusz3.T36:Arkusz3.T40" chart:label-cell-address="Arkusz3.T34:Arkusz3.T35" chart:class="chart:line">
            <chart:data-point chart:repeated="5"/>
          </chart:series>
          <chart:series chart:style-name="ch14" chart:values-cell-range-address="Arkusz3.U36:Arkusz3.U40" chart:label-cell-address="Arkusz3.U34:Arkusz3.U35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text:list>
                  <text:list-item>
                    <text:p/>
                  </text:list-item>
                  <text:list-item>
                    <text:p>Bubble Sort</text:p>
                  </text:list-item>
                </text:list>
                <draw:g>
                  <svg:desc>Arkusz3.O34:Arkusz3.O35</svg:desc>
                </draw:g>
              </table:table-cell>
              <table:table-cell office:value-type="string">
                <text:p>Selection Sort</text:p>
                <text:list>
                  <text:list-item>
                    <text:p/>
                  </text:list-item>
                  <text:list-item>
                    <text:p>Selection Sort</text:p>
                  </text:list-item>
                </text:list>
                <draw:g>
                  <svg:desc>Arkusz3.P34:Arkusz3.P35</svg:desc>
                </draw:g>
              </table:table-cell>
              <table:table-cell office:value-type="string">
                <text:p>Counting Sort</text:p>
                <text:list>
                  <text:list-item>
                    <text:p/>
                  </text:list-item>
                  <text:list-item>
                    <text:p>Counting Sort</text:p>
                  </text:list-item>
                </text:list>
                <draw:g>
                  <svg:desc>Arkusz3.Q34:Arkusz3.Q35</svg:desc>
                </draw:g>
              </table:table-cell>
              <table:table-cell office:value-type="string">
                <text:p>Radix Sort</text:p>
                <text:list>
                  <text:list-item>
                    <text:p/>
                  </text:list-item>
                  <text:list-item>
                    <text:p>Radix Sort</text:p>
                  </text:list-item>
                </text:list>
                <draw:g>
                  <svg:desc>Arkusz3.R34:Arkusz3.R35</svg:desc>
                </draw:g>
              </table:table-cell>
              <table:table-cell office:value-type="string">
                <text:p>Quick Sort</text:p>
                <text:list>
                  <text:list-item>
                    <text:p/>
                  </text:list-item>
                  <text:list-item>
                    <text:p>Quick Sort</text:p>
                  </text:list-item>
                </text:list>
                <draw:g>
                  <svg:desc>Arkusz3.S34:Arkusz3.S35</svg:desc>
                </draw:g>
              </table:table-cell>
              <table:table-cell office:value-type="string">
                <text:p>Merge Sort</text:p>
                <text:list>
                  <text:list-item>
                    <text:p/>
                  </text:list-item>
                  <text:list-item>
                    <text:p>Merge Sort</text:p>
                  </text:list-item>
                </text:list>
                <draw:g>
                  <svg:desc>Arkusz3.T34:Arkusz3.T35</svg:desc>
                </draw:g>
              </table:table-cell>
              <table:table-cell office:value-type="string">
                <text:p>Heap Sort</text:p>
                <text:list>
                  <text:list-item>
                    <text:p/>
                  </text:list-item>
                  <text:list-item>
                    <text:p>Heap Sort</text:p>
                  </text:list-item>
                </text:list>
                <draw:g>
                  <svg:desc>Arkusz3.U34:Arkusz3.U35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N36:Arkusz3.N40</svg:desc>
                </draw:g>
              </table:table-cell>
              <table:table-cell office:value-type="float" office:value="0.158713">
                <text:p>0.158713</text:p>
                <draw:g>
                  <svg:desc>Arkusz3.O36:Arkusz3.O40</svg:desc>
                </draw:g>
              </table:table-cell>
              <table:table-cell office:value-type="float" office:value="0.130988">
                <text:p>0.130988</text:p>
                <draw:g>
                  <svg:desc>Arkusz3.P36:Arkusz3.P40</svg:desc>
                </draw:g>
              </table:table-cell>
              <table:table-cell office:value-type="float" office:value="0.00145495">
                <text:p>0.00145495</text:p>
                <draw:g>
                  <svg:desc>Arkusz3.Q36:Arkusz3.Q40</svg:desc>
                </draw:g>
              </table:table-cell>
              <table:table-cell office:value-type="float" office:value="0.00174605">
                <text:p>0.00174605</text:p>
                <draw:g>
                  <svg:desc>Arkusz3.R36:Arkusz3.R40</svg:desc>
                </draw:g>
              </table:table-cell>
              <table:table-cell office:value-type="float" office:value="0.564668">
                <text:p>0.564668</text:p>
                <draw:g>
                  <svg:desc>Arkusz3.S36:Arkusz3.S40</svg:desc>
                </draw:g>
              </table:table-cell>
              <table:table-cell office:value-type="float" office:value="0.00114255">
                <text:p>0.00114255</text:p>
                <draw:g>
                  <svg:desc>Arkusz3.T36:Arkusz3.T40</svg:desc>
                </draw:g>
              </table:table-cell>
              <table:table-cell office:value-type="float" office:value="0.00240645">
                <text:p>0.00240645</text:p>
                <draw:g>
                  <svg:desc>Arkusz3.U36:Arkusz3.U40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53554">
                <text:p>0.553554</text:p>
              </table:table-cell>
              <table:table-cell office:value-type="float" office:value="0.515164">
                <text:p>0.515164</text:p>
              </table:table-cell>
              <table:table-cell office:value-type="float" office:value="0.0020151">
                <text:p>0.0020151</text:p>
              </table:table-cell>
              <table:table-cell office:value-type="float" office:value="0.00500162">
                <text:p>0.00500162</text:p>
              </table:table-cell>
              <table:table-cell office:value-type="float" office:value="2.41796">
                <text:p>2.41796</text:p>
              </table:table-cell>
              <table:table-cell office:value-type="float" office:value="0.00230045">
                <text:p>0.00230045</text:p>
              </table:table-cell>
              <table:table-cell office:value-type="float" office:value="0.00540998">
                <text:p>0.0054099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36517">
                <text:p>2.36517</text:p>
              </table:table-cell>
              <table:table-cell office:value-type="float" office:value="2.21042">
                <text:p>2.21042</text:p>
              </table:table-cell>
              <table:table-cell office:value-type="float" office:value="0.00194335">
                <text:p>0.00194335</text:p>
              </table:table-cell>
              <table:table-cell office:value-type="float" office:value="0.0100017">
                <text:p>0.0100017</text:p>
              </table:table-cell>
              <table:table-cell office:value-type="float" office:value="9.76485">
                <text:p>9.76485</text:p>
              </table:table-cell>
              <table:table-cell office:value-type="float" office:value="0.00521901">
                <text:p>0.00521901</text:p>
              </table:table-cell>
              <table:table-cell office:value-type="float" office:value="0.0122357">
                <text:p>0.01223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.45054">
                <text:p>9.45054</text:p>
              </table:table-cell>
              <table:table-cell office:value-type="float" office:value="8.84556">
                <text:p>8.84556</text:p>
              </table:table-cell>
              <table:table-cell office:value-type="float" office:value="0.0023569">
                <text:p>0.0023569</text:p>
              </table:table-cell>
              <table:table-cell office:value-type="float" office:value="0.0199418">
                <text:p>0.0199418</text:p>
              </table:table-cell>
              <table:table-cell office:value-type="float" office:value="38.9455">
                <text:p>38.9455</text:p>
              </table:table-cell>
              <table:table-cell office:value-type="float" office:value="0.0108223">
                <text:p>0.0108223</text:p>
              </table:table-cell>
              <table:table-cell office:value-type="float" office:value="0.0249542">
                <text:p>0.0249542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7.8025">
                <text:p>37.8025</text:p>
              </table:table-cell>
              <table:table-cell office:value-type="float" office:value="35.2038">
                <text:p>35.2038</text:p>
              </table:table-cell>
              <table:table-cell office:value-type="float" office:value="0.00348511">
                <text:p>0.00348511</text:p>
              </table:table-cell>
              <table:table-cell office:value-type="float" office:value="0.0473865">
                <text:p>0.0473865</text:p>
              </table:table-cell>
              <table:table-cell office:value-type="float" office:value="33.1477">
                <text:p>33.1477</text:p>
              </table:table-cell>
              <table:table-cell office:value-type="float" office:value="0.0233467">
                <text:p>0.0233467</text:p>
              </table:table-cell>
              <table:table-cell office:value-type="float" office:value="0.0539531">
                <text:p>0.053953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85cm" svg:y="3.613cm" style:legend-expansion="high" chart:style-name="ch2"/>
        <chart:plot-area chart:style-name="ch3" table:cell-range-address="Arkusz3.A9:Arkusz3.F15" chart:data-source-has-labels="both" svg:x="0.317cm" svg:y="0.196cm" svg:width="12.151cm" svg:height="8.394cm">
          <chartooo:coordinate-region svg:x="0.938cm" svg:y="0.395cm" svg:width="10.973cm" svg:height="7.548cm"/>
          <chart:axis chart:dimension="x" chart:name="primary-x" chart:style-name="ch4" chartooo:axis-type="text">
            <chart:title svg:x="6.235cm" svg:y="8.787cm" chart:style-name="ch5">
              <text:p>n</text:p>
            </chart:title>
            <chart:categories table:cell-range-address="Arkusz3.A11:Arkusz3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B11:Arkusz3.B15" chart:label-cell-address="Arkusz3.B9:Arkusz3.B10" chart:class="chart:line">
            <chart:data-point chart:repeated="5"/>
          </chart:series>
          <chart:series chart:style-name="ch9" chart:values-cell-range-address="Arkusz3.C11:Arkusz3.C15" chart:label-cell-address="Arkusz3.C9:Arkusz3.C10" chart:class="chart:line">
            <chart:data-point chart:repeated="5"/>
          </chart:series>
          <chart:series chart:style-name="ch10" chart:values-cell-range-address="Arkusz3.D11:Arkusz3.D15" chart:label-cell-address="Arkusz3.D9:Arkusz3.D10" chart:class="chart:line">
            <chart:data-point chart:repeated="5"/>
          </chart:series>
          <chart:series chart:style-name="ch11" chart:values-cell-range-address="Arkusz3.E11:Arkusz3.E15" chart:label-cell-address="Arkusz3.E9:Arkusz3.E10" chart:class="chart:line">
            <chart:data-point chart:repeated="5"/>
          </chart:series>
          <chart:series chart:style-name="ch12" chart:values-cell-range-address="Arkusz3.F11:Arkusz3.F15" chart:label-cell-address="Arkusz3.F9:Arkusz3.F1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text:list>
                  <text:list-item>
                    <text:p/>
                  </text:list-item>
                  <text:list-item>
                    <text:p>random</text:p>
                  </text:list-item>
                </text:list>
                <draw:g>
                  <svg:desc>Arkusz3.B9:Arkusz3.B10</svg:desc>
                </draw:g>
              </table:table-cell>
              <table:table-cell office:value-type="string">
                <text:p>sorted</text:p>
                <text:list>
                  <text:list-item>
                    <text:p/>
                  </text:list-item>
                  <text:list-item>
                    <text:p>sorted</text:p>
                  </text:list-item>
                </text:list>
                <draw:g>
                  <svg:desc>Arkusz3.C9:Arkusz3.C10</svg:desc>
                </draw:g>
              </table:table-cell>
              <table:table-cell office:value-type="string">
                <text:p>reverse</text:p>
                <text:list>
                  <text:list-item>
                    <text:p/>
                  </text:list-item>
                  <text:list-item>
                    <text:p>reverse</text:p>
                  </text:list-item>
                </text:list>
                <draw:g>
                  <svg:desc>Arkusz3.D9:Arkusz3.D10</svg:desc>
                </draw:g>
              </table:table-cell>
              <table:table-cell office:value-type="string">
                <text:p>sorted first</text:p>
                <text:list>
                  <text:list-item>
                    <text:p/>
                  </text:list-item>
                  <text:list-item>
                    <text:p>sorted first</text:p>
                  </text:list-item>
                </text:list>
                <draw:g>
                  <svg:desc>Arkusz3.E9:Arkusz3.E10</svg:desc>
                </draw:g>
              </table:table-cell>
              <table:table-cell office:value-type="string">
                <text:p>sorted last</text:p>
                <text:list>
                  <text:list-item>
                    <text:p/>
                  </text:list-item>
                  <text:list-item>
                    <text:p>sorted last</text:p>
                  </text:list-item>
                </text:list>
                <draw:g>
                  <svg:desc>Arkusz3.F9:Arkusz3.F10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A11:Arkusz3.A15</svg:desc>
                </draw:g>
              </table:table-cell>
              <table:table-cell office:value-type="float" office:value="0.127444">
                <text:p>0.127444</text:p>
                <draw:g>
                  <svg:desc>Arkusz3.B11:Arkusz3.B15</svg:desc>
                </draw:g>
              </table:table-cell>
              <table:table-cell office:value-type="float" office:value="0.142513">
                <text:p>0.142513</text:p>
                <draw:g>
                  <svg:desc>Arkusz3.C11:Arkusz3.C15</svg:desc>
                </draw:g>
              </table:table-cell>
              <table:table-cell office:value-type="float" office:value="0.136314">
                <text:p>0.136314</text:p>
                <draw:g>
                  <svg:desc>Arkusz3.D11:Arkusz3.D15</svg:desc>
                </draw:g>
              </table:table-cell>
              <table:table-cell office:value-type="float" office:value="0.141192">
                <text:p>0.141192</text:p>
                <draw:g>
                  <svg:desc>Arkusz3.E11:Arkusz3.E15</svg:desc>
                </draw:g>
              </table:table-cell>
              <table:table-cell office:value-type="float" office:value="0.12751">
                <text:p>0.12751</text:p>
                <draw:g>
                  <svg:desc>Arkusz3.F11:Arkusz3.F1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476092">
                <text:p>0.476092</text:p>
              </table:table-cell>
              <table:table-cell office:value-type="float" office:value="0.477291">
                <text:p>0.477291</text:p>
              </table:table-cell>
              <table:table-cell office:value-type="float" office:value="0.542669">
                <text:p>0.542669</text:p>
              </table:table-cell>
              <table:table-cell office:value-type="float" office:value="0.527898">
                <text:p>0.527898</text:p>
              </table:table-cell>
              <table:table-cell office:value-type="float" office:value="0.501564">
                <text:p>0.50156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91493">
                <text:p>1.91493</text:p>
              </table:table-cell>
              <table:table-cell office:value-type="float" office:value="1.91111">
                <text:p>1.91111</text:p>
              </table:table-cell>
              <table:table-cell office:value-type="float" office:value="2.1291">
                <text:p>2.1291</text:p>
              </table:table-cell>
              <table:table-cell office:value-type="float" office:value="1.93377">
                <text:p>1.93377</text:p>
              </table:table-cell>
              <table:table-cell office:value-type="float" office:value="2.11577">
                <text:p>2.1157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7.87974">
                <text:p>7.87974</text:p>
              </table:table-cell>
              <table:table-cell office:value-type="float" office:value="7.92754">
                <text:p>7.92754</text:p>
              </table:table-cell>
              <table:table-cell office:value-type="float" office:value="8.50461">
                <text:p>8.50461</text:p>
              </table:table-cell>
              <table:table-cell office:value-type="float" office:value="8.18701">
                <text:p>8.18701</text:p>
              </table:table-cell>
              <table:table-cell office:value-type="float" office:value="8.16856">
                <text:p>8.16856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1.4337">
                <text:p>31.4337</text:p>
              </table:table-cell>
              <table:table-cell office:value-type="float" office:value="31.4825">
                <text:p>31.4825</text:p>
              </table:table-cell>
              <table:table-cell office:value-type="float" office:value="32.96">
                <text:p>32.96</text:p>
              </table:table-cell>
              <table:table-cell office:value-type="float" office:value="32.4197">
                <text:p>32.4197</text:p>
              </table:table-cell>
              <table:table-cell office:value-type="float" office:value="32.4439">
                <text:p>32.44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85cm" svg:y="3.613cm" style:legend-expansion="high" chart:style-name="ch2"/>
        <chart:plot-area chart:style-name="ch3" table:cell-range-address="Arkusz3.A17:Arkusz3.F23" chart:data-source-has-labels="both" svg:x="0.317cm" svg:y="0.196cm" svg:width="12.151cm" svg:height="8.394cm">
          <chartooo:coordinate-region svg:x="1.415cm" svg:y="0.396cm" svg:width="10.496cm" svg:height="7.547cm"/>
          <chart:axis chart:dimension="x" chart:name="primary-x" chart:style-name="ch4" chartooo:axis-type="text">
            <chart:title svg:x="6.235cm" svg:y="8.787cm" chart:style-name="ch5">
              <text:p>n</text:p>
            </chart:title>
            <chart:categories table:cell-range-address="Arkusz3.A19:Arkusz3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B19:Arkusz3.B23" chart:label-cell-address="Arkusz3.B17:Arkusz3.B18" chart:class="chart:line">
            <chart:data-point chart:repeated="5"/>
          </chart:series>
          <chart:series chart:style-name="ch9" chart:values-cell-range-address="Arkusz3.C19:Arkusz3.C23" chart:label-cell-address="Arkusz3.C17:Arkusz3.C18" chart:class="chart:line">
            <chart:data-point chart:repeated="5"/>
          </chart:series>
          <chart:series chart:style-name="ch10" chart:values-cell-range-address="Arkusz3.D19:Arkusz3.D23" chart:label-cell-address="Arkusz3.D17:Arkusz3.D18" chart:class="chart:line">
            <chart:data-point chart:repeated="5"/>
          </chart:series>
          <chart:series chart:style-name="ch11" chart:values-cell-range-address="Arkusz3.E19:Arkusz3.E23" chart:label-cell-address="Arkusz3.E17:Arkusz3.E18" chart:class="chart:line">
            <chart:data-point chart:repeated="5"/>
          </chart:series>
          <chart:series chart:style-name="ch12" chart:values-cell-range-address="Arkusz3.F19:Arkusz3.F23" chart:label-cell-address="Arkusz3.F17:Arkusz3.F1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text:list>
                  <text:list-item>
                    <text:p/>
                  </text:list-item>
                  <text:list-item>
                    <text:p>random</text:p>
                  </text:list-item>
                </text:list>
                <draw:g>
                  <svg:desc>Arkusz3.B17:Arkusz3.B18</svg:desc>
                </draw:g>
              </table:table-cell>
              <table:table-cell office:value-type="string">
                <text:p>sorted</text:p>
                <text:list>
                  <text:list-item>
                    <text:p/>
                  </text:list-item>
                  <text:list-item>
                    <text:p>sorted</text:p>
                  </text:list-item>
                </text:list>
                <draw:g>
                  <svg:desc>Arkusz3.C17:Arkusz3.C18</svg:desc>
                </draw:g>
              </table:table-cell>
              <table:table-cell office:value-type="string">
                <text:p>reverse</text:p>
                <text:list>
                  <text:list-item>
                    <text:p/>
                  </text:list-item>
                  <text:list-item>
                    <text:p>reverse</text:p>
                  </text:list-item>
                </text:list>
                <draw:g>
                  <svg:desc>Arkusz3.D17:Arkusz3.D18</svg:desc>
                </draw:g>
              </table:table-cell>
              <table:table-cell office:value-type="string">
                <text:p>sorted first</text:p>
                <text:list>
                  <text:list-item>
                    <text:p/>
                  </text:list-item>
                  <text:list-item>
                    <text:p>sorted first</text:p>
                  </text:list-item>
                </text:list>
                <draw:g>
                  <svg:desc>Arkusz3.E17:Arkusz3.E18</svg:desc>
                </draw:g>
              </table:table-cell>
              <table:table-cell office:value-type="string">
                <text:p>sorted last</text:p>
                <text:list>
                  <text:list-item>
                    <text:p/>
                  </text:list-item>
                  <text:list-item>
                    <text:p>sorted last</text:p>
                  </text:list-item>
                </text:list>
                <draw:g>
                  <svg:desc>Arkusz3.F17:Arkusz3.F18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A19:Arkusz3.A23</svg:desc>
                </draw:g>
              </table:table-cell>
              <table:table-cell office:value-type="float" office:value="0.00560676">
                <text:p>0.00560676</text:p>
                <draw:g>
                  <svg:desc>Arkusz3.B19:Arkusz3.B23</svg:desc>
                </draw:g>
              </table:table-cell>
              <table:table-cell office:value-type="float" office:value="0.00154256">
                <text:p>0.00154256</text:p>
                <draw:g>
                  <svg:desc>Arkusz3.C19:Arkusz3.C23</svg:desc>
                </draw:g>
              </table:table-cell>
              <table:table-cell office:value-type="float" office:value="0.00533354">
                <text:p>0.00533354</text:p>
                <draw:g>
                  <svg:desc>Arkusz3.D19:Arkusz3.D23</svg:desc>
                </draw:g>
              </table:table-cell>
              <table:table-cell office:value-type="float" office:value="0.00170776">
                <text:p>0.00170776</text:p>
                <draw:g>
                  <svg:desc>Arkusz3.E19:Arkusz3.E23</svg:desc>
                </draw:g>
              </table:table-cell>
              <table:table-cell office:value-type="float" office:value="0.00168355">
                <text:p>0.00168355</text:p>
                <draw:g>
                  <svg:desc>Arkusz3.F19:Arkusz3.F23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12668">
                <text:p>0.00412668</text:p>
              </table:table-cell>
              <table:table-cell office:value-type="float" office:value="0.0015323">
                <text:p>0.0015323</text:p>
              </table:table-cell>
              <table:table-cell office:value-type="float" office:value="0.00564443">
                <text:p>0.00564443</text:p>
              </table:table-cell>
              <table:table-cell office:value-type="float" office:value="0.00170867">
                <text:p>0.00170867</text:p>
              </table:table-cell>
              <table:table-cell office:value-type="float" office:value="0.00168006">
                <text:p>0.0016800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205983">
                <text:p>0.00205983</text:p>
              </table:table-cell>
              <table:table-cell office:value-type="float" office:value="0.00160698">
                <text:p>0.00160698</text:p>
              </table:table-cell>
              <table:table-cell office:value-type="float" office:value="0.00321862">
                <text:p>0.00321862</text:p>
              </table:table-cell>
              <table:table-cell office:value-type="float" office:value="0.00220602">
                <text:p>0.00220602</text:p>
              </table:table-cell>
              <table:table-cell office:value-type="float" office:value="0.00220833">
                <text:p>0.0022083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245279">
                <text:p>0.00245279</text:p>
              </table:table-cell>
              <table:table-cell office:value-type="float" office:value="0.00208562">
                <text:p>0.00208562</text:p>
              </table:table-cell>
              <table:table-cell office:value-type="float" office:value="0.00243804">
                <text:p>0.00243804</text:p>
              </table:table-cell>
              <table:table-cell office:value-type="float" office:value="0.00244159">
                <text:p>0.00244159</text:p>
              </table:table-cell>
              <table:table-cell office:value-type="float" office:value="0.00264914">
                <text:p>0.00264914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00327838">
                <text:p>0.00327838</text:p>
              </table:table-cell>
              <table:table-cell office:value-type="float" office:value="0.00284598">
                <text:p>0.00284598</text:p>
              </table:table-cell>
              <table:table-cell office:value-type="float" office:value="0.00326712">
                <text:p>0.00326712</text:p>
              </table:table-cell>
              <table:table-cell office:value-type="float" office:value="0.00343777">
                <text:p>0.00343777</text:p>
              </table:table-cell>
              <table:table-cell office:value-type="float" office:value="0.00267923">
                <text:p>0.002679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85cm" svg:y="3.613cm" style:legend-expansion="high" chart:style-name="ch2"/>
        <chart:plot-area chart:style-name="ch3" table:cell-range-address="Arkusz3.A25:Arkusz3.F31" chart:data-source-has-labels="both" svg:x="0.317cm" svg:y="0.196cm" svg:width="12.151cm" svg:height="8.394cm">
          <chartooo:coordinate-region svg:x="1.415cm" svg:y="0.395cm" svg:width="10.496cm" svg:height="7.548cm"/>
          <chart:axis chart:dimension="x" chart:name="primary-x" chart:style-name="ch4" chartooo:axis-type="text">
            <chart:title svg:x="6.235cm" svg:y="8.787cm" chart:style-name="ch5">
              <text:p>n</text:p>
            </chart:title>
            <chart:categories table:cell-range-address="Arkusz3.A27:Arkusz3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B27:Arkusz3.B31" chart:label-cell-address="Arkusz3.B25:Arkusz3.B26" chart:class="chart:line">
            <chart:data-point chart:repeated="5"/>
          </chart:series>
          <chart:series chart:style-name="ch9" chart:values-cell-range-address="Arkusz3.C27:Arkusz3.C31" chart:label-cell-address="Arkusz3.C25:Arkusz3.C26" chart:class="chart:line">
            <chart:data-point chart:repeated="5"/>
          </chart:series>
          <chart:series chart:style-name="ch10" chart:values-cell-range-address="Arkusz3.D27:Arkusz3.D31" chart:label-cell-address="Arkusz3.D25:Arkusz3.D26" chart:class="chart:line">
            <chart:data-point chart:repeated="5"/>
          </chart:series>
          <chart:series chart:style-name="ch11" chart:values-cell-range-address="Arkusz3.E27:Arkusz3.E31" chart:label-cell-address="Arkusz3.E25:Arkusz3.E26" chart:class="chart:line">
            <chart:data-point chart:repeated="5"/>
          </chart:series>
          <chart:series chart:style-name="ch12" chart:values-cell-range-address="Arkusz3.F27:Arkusz3.F31" chart:label-cell-address="Arkusz3.F25:Arkusz3.F26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text:list>
                  <text:list-item>
                    <text:p/>
                  </text:list-item>
                  <text:list-item>
                    <text:p>random</text:p>
                  </text:list-item>
                </text:list>
                <draw:g>
                  <svg:desc>Arkusz3.B25:Arkusz3.B26</svg:desc>
                </draw:g>
              </table:table-cell>
              <table:table-cell office:value-type="string">
                <text:p>sorted</text:p>
                <text:list>
                  <text:list-item>
                    <text:p/>
                  </text:list-item>
                  <text:list-item>
                    <text:p>sorted</text:p>
                  </text:list-item>
                </text:list>
                <draw:g>
                  <svg:desc>Arkusz3.C25:Arkusz3.C26</svg:desc>
                </draw:g>
              </table:table-cell>
              <table:table-cell office:value-type="string">
                <text:p>reverse</text:p>
                <text:list>
                  <text:list-item>
                    <text:p/>
                  </text:list-item>
                  <text:list-item>
                    <text:p>reverse</text:p>
                  </text:list-item>
                </text:list>
                <draw:g>
                  <svg:desc>Arkusz3.D25:Arkusz3.D26</svg:desc>
                </draw:g>
              </table:table-cell>
              <table:table-cell office:value-type="string">
                <text:p>sorted first</text:p>
                <text:list>
                  <text:list-item>
                    <text:p/>
                  </text:list-item>
                  <text:list-item>
                    <text:p>sorted first</text:p>
                  </text:list-item>
                </text:list>
                <draw:g>
                  <svg:desc>Arkusz3.E25:Arkusz3.E26</svg:desc>
                </draw:g>
              </table:table-cell>
              <table:table-cell office:value-type="string">
                <text:p>sorted last</text:p>
                <text:list>
                  <text:list-item>
                    <text:p/>
                  </text:list-item>
                  <text:list-item>
                    <text:p>sorted last</text:p>
                  </text:list-item>
                </text:list>
                <draw:g>
                  <svg:desc>Arkusz3.F25:Arkusz3.F26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A27:Arkusz3.A31</svg:desc>
                </draw:g>
              </table:table-cell>
              <table:table-cell office:value-type="float" office:value="0.00250906">
                <text:p>0.00250906</text:p>
                <draw:g>
                  <svg:desc>Arkusz3.B27:Arkusz3.B31</svg:desc>
                </draw:g>
              </table:table-cell>
              <table:table-cell office:value-type="float" office:value="0.0016994">
                <text:p>0.0016994</text:p>
                <draw:g>
                  <svg:desc>Arkusz3.C27:Arkusz3.C31</svg:desc>
                </draw:g>
              </table:table-cell>
              <table:table-cell office:value-type="float" office:value="0.00268753">
                <text:p>0.00268753</text:p>
                <draw:g>
                  <svg:desc>Arkusz3.D27:Arkusz3.D31</svg:desc>
                </draw:g>
              </table:table-cell>
              <table:table-cell office:value-type="float" office:value="0.00258856">
                <text:p>0.00258856</text:p>
                <draw:g>
                  <svg:desc>Arkusz3.E27:Arkusz3.E31</svg:desc>
                </draw:g>
              </table:table-cell>
              <table:table-cell office:value-type="float" office:value="0.00169747">
                <text:p>0.00169747</text:p>
                <draw:g>
                  <svg:desc>Arkusz3.F27:Arkusz3.F31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63198">
                <text:p>0.00563198</text:p>
              </table:table-cell>
              <table:table-cell office:value-type="float" office:value="0.00445334">
                <text:p>0.00445334</text:p>
              </table:table-cell>
              <table:table-cell office:value-type="float" office:value="0.00548127">
                <text:p>0.00548127</text:p>
              </table:table-cell>
              <table:table-cell office:value-type="float" office:value="0.00514734">
                <text:p>0.00514734</text:p>
              </table:table-cell>
              <table:table-cell office:value-type="float" office:value="0.00448232">
                <text:p>0.0044823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1105">
                <text:p>0.011105</text:p>
              </table:table-cell>
              <table:table-cell office:value-type="float" office:value="0.0087326">
                <text:p>0.0087326</text:p>
              </table:table-cell>
              <table:table-cell office:value-type="float" office:value="0.0112407">
                <text:p>0.0112407</text:p>
              </table:table-cell>
              <table:table-cell office:value-type="float" office:value="0.0113077">
                <text:p>0.0113077</text:p>
              </table:table-cell>
              <table:table-cell office:value-type="float" office:value="0.00911696">
                <text:p>0.0091169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76383">
                <text:p>0.0176383</text:p>
              </table:table-cell>
              <table:table-cell office:value-type="float" office:value="0.0174321">
                <text:p>0.0174321</text:p>
              </table:table-cell>
              <table:table-cell office:value-type="float" office:value="0.0210435">
                <text:p>0.0210435</text:p>
              </table:table-cell>
              <table:table-cell office:value-type="float" office:value="0.0215948">
                <text:p>0.0215948</text:p>
              </table:table-cell>
              <table:table-cell office:value-type="float" office:value="0.0176483">
                <text:p>0.0176483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0337556">
                <text:p>0.0337556</text:p>
              </table:table-cell>
              <table:table-cell office:value-type="float" office:value="0.0410284">
                <text:p>0.0410284</text:p>
              </table:table-cell>
              <table:table-cell office:value-type="float" office:value="0.0412801">
                <text:p>0.0412801</text:p>
              </table:table-cell>
              <table:table-cell office:value-type="float" office:value="0.0411933">
                <text:p>0.0411933</text:p>
              </table:table-cell>
              <table:table-cell office:value-type="float" office:value="0.040632">
                <text:p>0.0406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85cm" svg:y="3.613cm" style:legend-expansion="high" chart:style-name="ch2"/>
        <chart:plot-area chart:style-name="ch3" table:cell-range-address="Arkusz3.A33:Arkusz3.F39" chart:data-source-has-labels="both" svg:x="0.317cm" svg:y="0.196cm" svg:width="12.151cm" svg:height="8.394cm">
          <chartooo:coordinate-region svg:x="0.938cm" svg:y="0.395cm" svg:width="10.787cm" svg:height="7.548cm"/>
          <chart:axis chart:dimension="x" chart:name="primary-x" chart:style-name="ch4" chartooo:axis-type="text">
            <chart:title svg:x="6.235cm" svg:y="8.787cm" chart:style-name="ch5">
              <text:p>n</text:p>
            </chart:title>
            <chart:categories table:cell-range-address="Arkusz3.A35:Arkusz3.A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B35:Arkusz3.B39" chart:label-cell-address="Arkusz3.B33:Arkusz3.B34" chart:class="chart:line">
            <chart:data-point chart:repeated="5"/>
          </chart:series>
          <chart:series chart:style-name="ch9" chart:values-cell-range-address="Arkusz3.C35:Arkusz3.C39" chart:label-cell-address="Arkusz3.C33:Arkusz3.C34" chart:class="chart:line">
            <chart:data-point chart:repeated="5"/>
          </chart:series>
          <chart:series chart:style-name="ch10" chart:values-cell-range-address="Arkusz3.D35:Arkusz3.D39" chart:label-cell-address="Arkusz3.D33:Arkusz3.D34" chart:class="chart:line">
            <chart:data-point chart:repeated="5"/>
          </chart:series>
          <chart:series chart:style-name="ch11" chart:values-cell-range-address="Arkusz3.E35:Arkusz3.E39" chart:label-cell-address="Arkusz3.E33:Arkusz3.E34" chart:class="chart:line">
            <chart:data-point chart:repeated="5"/>
          </chart:series>
          <chart:series chart:style-name="ch12" chart:values-cell-range-address="Arkusz3.F35:Arkusz3.F39" chart:label-cell-address="Arkusz3.F33:Arkusz3.F3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text:list>
                  <text:list-item>
                    <text:p/>
                  </text:list-item>
                  <text:list-item>
                    <text:p>random</text:p>
                  </text:list-item>
                </text:list>
                <draw:g>
                  <svg:desc>Arkusz3.B33:Arkusz3.B34</svg:desc>
                </draw:g>
              </table:table-cell>
              <table:table-cell office:value-type="string">
                <text:p>sorted</text:p>
                <text:list>
                  <text:list-item>
                    <text:p/>
                  </text:list-item>
                  <text:list-item>
                    <text:p>sorted</text:p>
                  </text:list-item>
                </text:list>
                <draw:g>
                  <svg:desc>Arkusz3.C33:Arkusz3.C34</svg:desc>
                </draw:g>
              </table:table-cell>
              <table:table-cell office:value-type="string">
                <text:p>reverse</text:p>
                <text:list>
                  <text:list-item>
                    <text:p/>
                  </text:list-item>
                  <text:list-item>
                    <text:p>reverse</text:p>
                  </text:list-item>
                </text:list>
                <draw:g>
                  <svg:desc>Arkusz3.D33:Arkusz3.D34</svg:desc>
                </draw:g>
              </table:table-cell>
              <table:table-cell office:value-type="string">
                <text:p>sorted first</text:p>
                <text:list>
                  <text:list-item>
                    <text:p/>
                  </text:list-item>
                  <text:list-item>
                    <text:p>sorted first</text:p>
                  </text:list-item>
                </text:list>
                <draw:g>
                  <svg:desc>Arkusz3.E33:Arkusz3.E34</svg:desc>
                </draw:g>
              </table:table-cell>
              <table:table-cell office:value-type="string">
                <text:p>sorted last</text:p>
                <text:list>
                  <text:list-item>
                    <text:p/>
                  </text:list-item>
                  <text:list-item>
                    <text:p>sorted last</text:p>
                  </text:list-item>
                </text:list>
                <draw:g>
                  <svg:desc>Arkusz3.F33:Arkusz3.F34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A35:Arkusz3.A39</svg:desc>
                </draw:g>
              </table:table-cell>
              <table:table-cell office:value-type="float" office:value="0.00811233">
                <text:p>0.00811233</text:p>
                <draw:g>
                  <svg:desc>Arkusz3.B35:Arkusz3.B39</svg:desc>
                </draw:g>
              </table:table-cell>
              <table:table-cell office:value-type="float" office:value="0.520749">
                <text:p>0.520749</text:p>
                <draw:g>
                  <svg:desc>Arkusz3.C35:Arkusz3.C39</svg:desc>
                </draw:g>
              </table:table-cell>
              <table:table-cell office:value-type="float" office:value="0.3819">
                <text:p>0.3819</text:p>
                <draw:g>
                  <svg:desc>Arkusz3.D35:Arkusz3.D39</svg:desc>
                </draw:g>
              </table:table-cell>
              <table:table-cell office:value-type="float" office:value="0.522247">
                <text:p>0.522247</text:p>
                <draw:g>
                  <svg:desc>Arkusz3.E35:Arkusz3.E39</svg:desc>
                </draw:g>
              </table:table-cell>
              <table:table-cell office:value-type="float" office:value="0.52027">
                <text:p>0.52027</text:p>
                <draw:g>
                  <svg:desc>Arkusz3.F35:Arkusz3.F39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6202">
                <text:p>0.0046202</text:p>
              </table:table-cell>
              <table:table-cell office:value-type="float" office:value="2.07159">
                <text:p>2.07159</text:p>
              </table:table-cell>
              <table:table-cell office:value-type="float" office:value="1.39602">
                <text:p>1.39602</text:p>
              </table:table-cell>
              <table:table-cell office:value-type="float" office:value="2.07927">
                <text:p>2.07927</text:p>
              </table:table-cell>
              <table:table-cell office:value-type="float" office:value="2.07039">
                <text:p>2.0703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0582">
                <text:p>0.010582</text:p>
              </table:table-cell>
              <table:table-cell office:value-type="float" office:value="8.2984">
                <text:p>8.2984</text:p>
              </table:table-cell>
              <table:table-cell office:value-type="float" office:value="5.33951">
                <text:p>5.33951</text:p>
              </table:table-cell>
              <table:table-cell office:value-type="float" office:value="8.33498">
                <text:p>8.33498</text:p>
              </table:table-cell>
              <table:table-cell office:value-type="float" office:value="8.32749">
                <text:p>8.3274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99889">
                <text:p>0.0199889</text:p>
              </table:table-cell>
              <table:table-cell office:value-type="float" office:value="33.4097">
                <text:p>33.4097</text:p>
              </table:table-cell>
              <table:table-cell office:value-type="float" office:value="22.1718">
                <text:p>22.1718</text:p>
              </table:table-cell>
              <table:table-cell office:value-type="float" office:value="33.812">
                <text:p>33.812</text:p>
              </table:table-cell>
              <table:table-cell office:value-type="float" office:value="34.297">
                <text:p>34.297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0384174">
                <text:p>0.0384174</text:p>
              </table:table-cell>
              <table:table-cell office:value-type="float" office:value="135.433">
                <text:p>135.433</text:p>
              </table:table-cell>
              <table:table-cell office:value-type="float" office:value="84.8866">
                <text:p>84.8866</text:p>
              </table:table-cell>
              <table:table-cell office:value-type="float" office:value="133.679">
                <text:p>133.679</text:p>
              </table:table-cell>
              <table:table-cell office:value-type="float" office:value="28.5502">
                <text:p>28.55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85cm" svg:y="3.613cm" style:legend-expansion="high" chart:style-name="ch2"/>
        <chart:plot-area chart:style-name="ch3" table:cell-range-address="Arkusz3.A41:Arkusz3.F47" chart:data-source-has-labels="both" svg:x="0.317cm" svg:y="0.196cm" svg:width="12.151cm" svg:height="8.394cm">
          <chartooo:coordinate-region svg:x="1.415cm" svg:y="0.396cm" svg:width="10.496cm" svg:height="7.547cm"/>
          <chart:axis chart:dimension="x" chart:name="primary-x" chart:style-name="ch4" chartooo:axis-type="text">
            <chart:title svg:x="6.235cm" svg:y="8.787cm" chart:style-name="ch5">
              <text:p>n</text:p>
            </chart:title>
            <chart:categories table:cell-range-address="Arkusz3.A43:Arkusz3.A4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B43:Arkusz3.B47" chart:label-cell-address="Arkusz3.B41:Arkusz3.B42" chart:class="chart:line">
            <chart:data-point chart:repeated="5"/>
          </chart:series>
          <chart:series chart:style-name="ch9" chart:values-cell-range-address="Arkusz3.C43:Arkusz3.C47" chart:label-cell-address="Arkusz3.C41:Arkusz3.C42" chart:class="chart:line">
            <chart:data-point chart:repeated="5"/>
          </chart:series>
          <chart:series chart:style-name="ch10" chart:values-cell-range-address="Arkusz3.D43:Arkusz3.D47" chart:label-cell-address="Arkusz3.D41:Arkusz3.D42" chart:class="chart:line">
            <chart:data-point chart:repeated="5"/>
          </chart:series>
          <chart:series chart:style-name="ch11" chart:values-cell-range-address="Arkusz3.E43:Arkusz3.E47" chart:label-cell-address="Arkusz3.E41:Arkusz3.E42" chart:class="chart:line">
            <chart:data-point chart:repeated="5"/>
          </chart:series>
          <chart:series chart:style-name="ch12" chart:values-cell-range-address="Arkusz3.F43:Arkusz3.F47" chart:label-cell-address="Arkusz3.F41:Arkusz3.F4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text:list>
                  <text:list-item>
                    <text:p/>
                  </text:list-item>
                  <text:list-item>
                    <text:p>random</text:p>
                  </text:list-item>
                </text:list>
                <draw:g>
                  <svg:desc>Arkusz3.B41:Arkusz3.B42</svg:desc>
                </draw:g>
              </table:table-cell>
              <table:table-cell office:value-type="string">
                <text:p>sorted</text:p>
                <text:list>
                  <text:list-item>
                    <text:p/>
                  </text:list-item>
                  <text:list-item>
                    <text:p>sorted</text:p>
                  </text:list-item>
                </text:list>
                <draw:g>
                  <svg:desc>Arkusz3.C41:Arkusz3.C42</svg:desc>
                </draw:g>
              </table:table-cell>
              <table:table-cell office:value-type="string">
                <text:p>reverse</text:p>
                <text:list>
                  <text:list-item>
                    <text:p/>
                  </text:list-item>
                  <text:list-item>
                    <text:p>reverse</text:p>
                  </text:list-item>
                </text:list>
                <draw:g>
                  <svg:desc>Arkusz3.D41:Arkusz3.D42</svg:desc>
                </draw:g>
              </table:table-cell>
              <table:table-cell office:value-type="string">
                <text:p>sorted first</text:p>
                <text:list>
                  <text:list-item>
                    <text:p/>
                  </text:list-item>
                  <text:list-item>
                    <text:p>sorted first</text:p>
                  </text:list-item>
                </text:list>
                <draw:g>
                  <svg:desc>Arkusz3.E41:Arkusz3.E42</svg:desc>
                </draw:g>
              </table:table-cell>
              <table:table-cell office:value-type="string">
                <text:p>sorted last</text:p>
                <text:list>
                  <text:list-item>
                    <text:p/>
                  </text:list-item>
                  <text:list-item>
                    <text:p>sorted last</text:p>
                  </text:list-item>
                </text:list>
                <draw:g>
                  <svg:desc>Arkusz3.F41:Arkusz3.F42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A43:Arkusz3.A47</svg:desc>
                </draw:g>
              </table:table-cell>
              <table:table-cell office:value-type="float" office:value="0.00644095">
                <text:p>0.00644095</text:p>
                <draw:g>
                  <svg:desc>Arkusz3.B43:Arkusz3.B47</svg:desc>
                </draw:g>
              </table:table-cell>
              <table:table-cell office:value-type="float" office:value="0.00101394">
                <text:p>0.00101394</text:p>
                <draw:g>
                  <svg:desc>Arkusz3.C43:Arkusz3.C47</svg:desc>
                </draw:g>
              </table:table-cell>
              <table:table-cell office:value-type="float" office:value="0.00107436">
                <text:p>0.00107436</text:p>
                <draw:g>
                  <svg:desc>Arkusz3.D43:Arkusz3.D47</svg:desc>
                </draw:g>
              </table:table-cell>
              <table:table-cell office:value-type="float" office:value="0.00101683">
                <text:p>0.00101683</text:p>
                <draw:g>
                  <svg:desc>Arkusz3.E43:Arkusz3.E47</svg:desc>
                </draw:g>
              </table:table-cell>
              <table:table-cell office:value-type="float" office:value="0.00107634">
                <text:p>0.00107634</text:p>
                <draw:g>
                  <svg:desc>Arkusz3.F43:Arkusz3.F47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608959">
                <text:p>0.00608959</text:p>
              </table:table-cell>
              <table:table-cell office:value-type="float" office:value="0.00244579">
                <text:p>0.00244579</text:p>
              </table:table-cell>
              <table:table-cell office:value-type="float" office:value="0.00222561">
                <text:p>0.00222561</text:p>
              </table:table-cell>
              <table:table-cell office:value-type="float" office:value="0.0024519">
                <text:p>0.0024519</text:p>
              </table:table-cell>
              <table:table-cell office:value-type="float" office:value="0.0023561">
                <text:p>0.002356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787551">
                <text:p>0.00787551</text:p>
              </table:table-cell>
              <table:table-cell office:value-type="float" office:value="0.00494161">
                <text:p>0.00494161</text:p>
              </table:table-cell>
              <table:table-cell office:value-type="float" office:value="0.00512133">
                <text:p>0.00512133</text:p>
              </table:table-cell>
              <table:table-cell office:value-type="float" office:value="0.00547195">
                <text:p>0.00547195</text:p>
              </table:table-cell>
              <table:table-cell office:value-type="float" office:value="0.00497434">
                <text:p>0.0049743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61751">
                <text:p>0.0161751</text:p>
              </table:table-cell>
              <table:table-cell office:value-type="float" office:value="0.00996871">
                <text:p>0.00996871</text:p>
              </table:table-cell>
              <table:table-cell office:value-type="float" office:value="0.0105233">
                <text:p>0.0105233</text:p>
              </table:table-cell>
              <table:table-cell office:value-type="float" office:value="0.0102166">
                <text:p>0.0102166</text:p>
              </table:table-cell>
              <table:table-cell office:value-type="float" office:value="0.0103718">
                <text:p>0.0103718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0328903">
                <text:p>0.0328903</text:p>
              </table:table-cell>
              <table:table-cell office:value-type="float" office:value="0.0206552">
                <text:p>0.0206552</text:p>
              </table:table-cell>
              <table:table-cell office:value-type="float" office:value="0.019982">
                <text:p>0.019982</text:p>
              </table:table-cell>
              <table:table-cell office:value-type="float" office:value="0.0205036">
                <text:p>0.0205036</text:p>
              </table:table-cell>
              <table:table-cell office:value-type="float" office:value="0.0208361">
                <text:p>0.02083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85cm" svg:y="3.613cm" style:legend-expansion="high" chart:style-name="ch2"/>
        <chart:plot-area chart:style-name="ch3" table:cell-range-address="Arkusz3.A49:Arkusz3.F55" chart:data-source-has-labels="both" svg:x="0.317cm" svg:y="0.196cm" svg:width="12.151cm" svg:height="8.394cm">
          <chartooo:coordinate-region svg:x="1.229cm" svg:y="0.395cm" svg:width="10.683cm" svg:height="7.548cm"/>
          <chart:axis chart:dimension="x" chart:name="primary-x" chart:style-name="ch4" chartooo:axis-type="text">
            <chart:title svg:x="6.235cm" svg:y="8.787cm" chart:style-name="ch5">
              <text:p>n</text:p>
            </chart:title>
            <chart:categories table:cell-range-address="Arkusz3.A51:Arkusz3.A5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B51:Arkusz3.B55" chart:label-cell-address="Arkusz3.B49:Arkusz3.B50" chart:class="chart:line">
            <chart:data-point chart:repeated="5"/>
          </chart:series>
          <chart:series chart:style-name="ch9" chart:values-cell-range-address="Arkusz3.C51:Arkusz3.C55" chart:label-cell-address="Arkusz3.C49:Arkusz3.C50" chart:class="chart:line">
            <chart:data-point chart:repeated="5"/>
          </chart:series>
          <chart:series chart:style-name="ch10" chart:values-cell-range-address="Arkusz3.D51:Arkusz3.D55" chart:label-cell-address="Arkusz3.D49:Arkusz3.D50" chart:class="chart:line">
            <chart:data-point chart:repeated="5"/>
          </chart:series>
          <chart:series chart:style-name="ch11" chart:values-cell-range-address="Arkusz3.E51:Arkusz3.E55" chart:label-cell-address="Arkusz3.E49:Arkusz3.E50" chart:class="chart:line">
            <chart:data-point chart:repeated="5"/>
          </chart:series>
          <chart:series chart:style-name="ch12" chart:values-cell-range-address="Arkusz3.F51:Arkusz3.F55" chart:label-cell-address="Arkusz3.F49:Arkusz3.F5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text:list>
                  <text:list-item>
                    <text:p/>
                  </text:list-item>
                  <text:list-item>
                    <text:p>random</text:p>
                  </text:list-item>
                </text:list>
                <draw:g>
                  <svg:desc>Arkusz3.B49:Arkusz3.B50</svg:desc>
                </draw:g>
              </table:table-cell>
              <table:table-cell office:value-type="string">
                <text:p>sorted</text:p>
                <text:list>
                  <text:list-item>
                    <text:p/>
                  </text:list-item>
                  <text:list-item>
                    <text:p>sorted</text:p>
                  </text:list-item>
                </text:list>
                <draw:g>
                  <svg:desc>Arkusz3.C49:Arkusz3.C50</svg:desc>
                </draw:g>
              </table:table-cell>
              <table:table-cell office:value-type="string">
                <text:p>reverse</text:p>
                <text:list>
                  <text:list-item>
                    <text:p/>
                  </text:list-item>
                  <text:list-item>
                    <text:p>reverse</text:p>
                  </text:list-item>
                </text:list>
                <draw:g>
                  <svg:desc>Arkusz3.D49:Arkusz3.D50</svg:desc>
                </draw:g>
              </table:table-cell>
              <table:table-cell office:value-type="string">
                <text:p>sorted first</text:p>
                <text:list>
                  <text:list-item>
                    <text:p/>
                  </text:list-item>
                  <text:list-item>
                    <text:p>sorted first</text:p>
                  </text:list-item>
                </text:list>
                <draw:g>
                  <svg:desc>Arkusz3.E49:Arkusz3.E50</svg:desc>
                </draw:g>
              </table:table-cell>
              <table:table-cell office:value-type="string">
                <text:p>sorted last</text:p>
                <text:list>
                  <text:list-item>
                    <text:p/>
                  </text:list-item>
                  <text:list-item>
                    <text:p>sorted last</text:p>
                  </text:list-item>
                </text:list>
                <draw:g>
                  <svg:desc>Arkusz3.F49:Arkusz3.F50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A51:Arkusz3.A55</svg:desc>
                </draw:g>
              </table:table-cell>
              <table:table-cell office:value-type="float" office:value="0.0107874">
                <text:p>0.0107874</text:p>
                <draw:g>
                  <svg:desc>Arkusz3.B51:Arkusz3.B55</svg:desc>
                </draw:g>
              </table:table-cell>
              <table:table-cell office:value-type="float" office:value="0.00233745">
                <text:p>0.00233745</text:p>
                <draw:g>
                  <svg:desc>Arkusz3.C51:Arkusz3.C55</svg:desc>
                </draw:g>
              </table:table-cell>
              <table:table-cell office:value-type="float" office:value="0.00225786">
                <text:p>0.00225786</text:p>
                <draw:g>
                  <svg:desc>Arkusz3.D51:Arkusz3.D55</svg:desc>
                </draw:g>
              </table:table-cell>
              <table:table-cell office:value-type="float" office:value="0.00236318">
                <text:p>0.00236318</text:p>
                <draw:g>
                  <svg:desc>Arkusz3.E51:Arkusz3.E55</svg:desc>
                </draw:g>
              </table:table-cell>
              <table:table-cell office:value-type="float" office:value="0.00246809">
                <text:p>0.00246809</text:p>
                <draw:g>
                  <svg:desc>Arkusz3.F51:Arkusz3.F5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168899">
                <text:p>0.0168899</text:p>
              </table:table-cell>
              <table:table-cell office:value-type="float" office:value="0.00500232">
                <text:p>0.00500232</text:p>
              </table:table-cell>
              <table:table-cell office:value-type="float" office:value="0.00473026">
                <text:p>0.00473026</text:p>
              </table:table-cell>
              <table:table-cell office:value-type="float" office:value="0.00569314">
                <text:p>0.00569314</text:p>
              </table:table-cell>
              <table:table-cell office:value-type="float" office:value="0.00491936">
                <text:p>0.0049193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89933">
                <text:p>0.0189933</text:p>
              </table:table-cell>
              <table:table-cell office:value-type="float" office:value="0.0115738">
                <text:p>0.0115738</text:p>
              </table:table-cell>
              <table:table-cell office:value-type="float" office:value="0.0107253">
                <text:p>0.0107253</text:p>
              </table:table-cell>
              <table:table-cell office:value-type="float" office:value="0.0115013">
                <text:p>0.0115013</text:p>
              </table:table-cell>
              <table:table-cell office:value-type="float" office:value="0.0114298">
                <text:p>0.011429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281646">
                <text:p>0.0281646</text:p>
              </table:table-cell>
              <table:table-cell office:value-type="float" office:value="0.0227682">
                <text:p>0.0227682</text:p>
              </table:table-cell>
              <table:table-cell office:value-type="float" office:value="0.021696">
                <text:p>0.021696</text:p>
              </table:table-cell>
              <table:table-cell office:value-type="float" office:value="0.0226945">
                <text:p>0.0226945</text:p>
              </table:table-cell>
              <table:table-cell office:value-type="float" office:value="0.0231116">
                <text:p>0.0231116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0599037">
                <text:p>0.0599037</text:p>
              </table:table-cell>
              <table:table-cell office:value-type="float" office:value="0.0454428">
                <text:p>0.0454428</text:p>
              </table:table-cell>
              <table:table-cell office:value-type="float" office:value="0.0470924">
                <text:p>0.0470924</text:p>
              </table:table-cell>
              <table:table-cell office:value-type="float" office:value="0.0462696">
                <text:p>0.0462696</text:p>
              </table:table-cell>
              <table:table-cell office:value-type="float" office:value="0.0459517">
                <text:p>0.04595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a76d9" draw:fill-color="#3a76d9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03b2f" draw:fill-color="#d03b2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fa703" draw:fill-color="#dfa70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2e9549" draw:fill-color="#2e954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e36100" draw:fill-color="#e361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3ea8b0" draw:fill-color="#3ea8b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8facf6" draw:fill-color="#8facf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255cm" svg:y="3.115cm" style:legend-expansion="high" chart:style-name="ch2"/>
        <chart:plot-area chart:style-name="ch3" table:cell-range-address="Arkusz3.N2:Arkusz3.U8" chart:data-source-has-labels="both" svg:x="0.317cm" svg:y="0.196cm" svg:width="11.621cm" svg:height="8.394cm">
          <chartooo:coordinate-region svg:x="0.938cm" svg:y="0.395cm" svg:width="10.257cm" svg:height="7.548cm"/>
          <chart:axis chart:dimension="x" chart:name="primary-x" chart:style-name="ch4" chartooo:axis-type="text">
            <chart:title svg:x="5.97cm" svg:y="8.787cm" chart:style-name="ch5">
              <text:p>n</text:p>
            </chart:title>
            <chart:categories table:cell-range-address="Arkusz3.N4:Arkusz3.N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O4:Arkusz3.O8" chart:label-cell-address="Arkusz3.O2:Arkusz3.O3" chart:class="chart:line">
            <chart:data-point chart:repeated="5"/>
          </chart:series>
          <chart:series chart:style-name="ch9" chart:values-cell-range-address="Arkusz3.P4:Arkusz3.P8" chart:label-cell-address="Arkusz3.P2:Arkusz3.P3" chart:class="chart:line">
            <chart:data-point chart:repeated="5"/>
          </chart:series>
          <chart:series chart:style-name="ch10" chart:values-cell-range-address="Arkusz3.Q4:Arkusz3.Q8" chart:label-cell-address="Arkusz3.Q2:Arkusz3.Q3" chart:class="chart:line">
            <chart:data-point chart:repeated="5"/>
          </chart:series>
          <chart:series chart:style-name="ch11" chart:values-cell-range-address="Arkusz3.R4:Arkusz3.R8" chart:label-cell-address="Arkusz3.R2:Arkusz3.R3" chart:class="chart:line">
            <chart:data-point chart:repeated="5"/>
          </chart:series>
          <chart:series chart:style-name="ch12" chart:values-cell-range-address="Arkusz3.S4:Arkusz3.S8" chart:label-cell-address="Arkusz3.S2:Arkusz3.S3" chart:class="chart:line">
            <chart:data-point chart:repeated="5"/>
          </chart:series>
          <chart:series chart:style-name="ch13" chart:values-cell-range-address="Arkusz3.T4:Arkusz3.T8" chart:label-cell-address="Arkusz3.T2:Arkusz3.T3" chart:class="chart:line">
            <chart:data-point chart:repeated="5"/>
          </chart:series>
          <chart:series chart:style-name="ch14" chart:values-cell-range-address="Arkusz3.U4:Arkusz3.U8" chart:label-cell-address="Arkusz3.U2:Arkusz3.U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text:list>
                  <text:list-item>
                    <text:p/>
                  </text:list-item>
                  <text:list-item>
                    <text:p>Bubble Sort</text:p>
                  </text:list-item>
                </text:list>
                <draw:g>
                  <svg:desc>Arkusz3.O2:Arkusz3.O3</svg:desc>
                </draw:g>
              </table:table-cell>
              <table:table-cell office:value-type="string">
                <text:p>Selection Sort</text:p>
                <text:list>
                  <text:list-item>
                    <text:p/>
                  </text:list-item>
                  <text:list-item>
                    <text:p>Selection Sort</text:p>
                  </text:list-item>
                </text:list>
                <draw:g>
                  <svg:desc>Arkusz3.P2:Arkusz3.P3</svg:desc>
                </draw:g>
              </table:table-cell>
              <table:table-cell office:value-type="string">
                <text:p>Counting Sort</text:p>
                <text:list>
                  <text:list-item>
                    <text:p/>
                  </text:list-item>
                  <text:list-item>
                    <text:p>Counting Sort</text:p>
                  </text:list-item>
                </text:list>
                <draw:g>
                  <svg:desc>Arkusz3.Q2:Arkusz3.Q3</svg:desc>
                </draw:g>
              </table:table-cell>
              <table:table-cell office:value-type="string">
                <text:p>Radix Sort</text:p>
                <text:list>
                  <text:list-item>
                    <text:p/>
                  </text:list-item>
                  <text:list-item>
                    <text:p>Radix Sort</text:p>
                  </text:list-item>
                </text:list>
                <draw:g>
                  <svg:desc>Arkusz3.R2:Arkusz3.R3</svg:desc>
                </draw:g>
              </table:table-cell>
              <table:table-cell office:value-type="string">
                <text:p>Quick Sort</text:p>
                <text:list>
                  <text:list-item>
                    <text:p/>
                  </text:list-item>
                  <text:list-item>
                    <text:p>Quick Sort</text:p>
                  </text:list-item>
                </text:list>
                <draw:g>
                  <svg:desc>Arkusz3.S2:Arkusz3.S3</svg:desc>
                </draw:g>
              </table:table-cell>
              <table:table-cell office:value-type="string">
                <text:p>Merge Sort</text:p>
                <text:list>
                  <text:list-item>
                    <text:p/>
                  </text:list-item>
                  <text:list-item>
                    <text:p>Merge Sort</text:p>
                  </text:list-item>
                </text:list>
                <draw:g>
                  <svg:desc>Arkusz3.T2:Arkusz3.T3</svg:desc>
                </draw:g>
              </table:table-cell>
              <table:table-cell office:value-type="string">
                <text:p>Heap Sort</text:p>
                <text:list>
                  <text:list-item>
                    <text:p/>
                  </text:list-item>
                  <text:list-item>
                    <text:p>Heap Sort</text:p>
                  </text:list-item>
                </text:list>
                <draw:g>
                  <svg:desc>Arkusz3.U2:Arkusz3.U3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N4:Arkusz3.N8</svg:desc>
                </draw:g>
              </table:table-cell>
              <table:table-cell office:value-type="float" office:value="0.511583">
                <text:p>0.511583</text:p>
                <draw:g>
                  <svg:desc>Arkusz3.O4:Arkusz3.O8</svg:desc>
                </draw:g>
              </table:table-cell>
              <table:table-cell office:value-type="float" office:value="0.122406">
                <text:p>0.122406</text:p>
                <draw:g>
                  <svg:desc>Arkusz3.P4:Arkusz3.P8</svg:desc>
                </draw:g>
              </table:table-cell>
              <table:table-cell office:value-type="float" office:value="0.00151058">
                <text:p>0.00151058</text:p>
                <draw:g>
                  <svg:desc>Arkusz3.Q4:Arkusz3.Q8</svg:desc>
                </draw:g>
              </table:table-cell>
              <table:table-cell office:value-type="float" office:value="0.00228602">
                <text:p>0.00228602</text:p>
                <draw:g>
                  <svg:desc>Arkusz3.R4:Arkusz3.R8</svg:desc>
                </draw:g>
              </table:table-cell>
              <table:table-cell office:value-type="float" office:value="0.00226373">
                <text:p>0.00226373</text:p>
                <draw:g>
                  <svg:desc>Arkusz3.S4:Arkusz3.S8</svg:desc>
                </draw:g>
              </table:table-cell>
              <table:table-cell office:value-type="float" office:value="0.00169067">
                <text:p>0.00169067</text:p>
                <draw:g>
                  <svg:desc>Arkusz3.T4:Arkusz3.T8</svg:desc>
                </draw:g>
              </table:table-cell>
              <table:table-cell office:value-type="float" office:value="0.00323695">
                <text:p>0.00323695</text:p>
                <draw:g>
                  <svg:desc>Arkusz3.U4:Arkusz3.U8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97964">
                <text:p>1.97964</text:p>
              </table:table-cell>
              <table:table-cell office:value-type="float" office:value="0.473183">
                <text:p>0.473183</text:p>
              </table:table-cell>
              <table:table-cell office:value-type="float" office:value="0.00154536">
                <text:p>0.00154536</text:p>
              </table:table-cell>
              <table:table-cell office:value-type="float" office:value="0.00426497">
                <text:p>0.00426497</text:p>
              </table:table-cell>
              <table:table-cell office:value-type="float" office:value="0.00448914">
                <text:p>0.00448914</text:p>
              </table:table-cell>
              <table:table-cell office:value-type="float" office:value="0.00355479">
                <text:p>0.00355479</text:p>
              </table:table-cell>
              <table:table-cell office:value-type="float" office:value="0.0059698">
                <text:p>0.005969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.978">
                <text:p>7.978</text:p>
              </table:table-cell>
              <table:table-cell office:value-type="float" office:value="1.88749">
                <text:p>1.88749</text:p>
              </table:table-cell>
              <table:table-cell office:value-type="float" office:value="0.00203697">
                <text:p>0.00203697</text:p>
              </table:table-cell>
              <table:table-cell office:value-type="float" office:value="0.0093896">
                <text:p>0.0093896</text:p>
              </table:table-cell>
              <table:table-cell office:value-type="float" office:value="0.00997719">
                <text:p>0.00997719</text:p>
              </table:table-cell>
              <table:table-cell office:value-type="float" office:value="0.00793233">
                <text:p>0.00793233</text:p>
              </table:table-cell>
              <table:table-cell office:value-type="float" office:value="0.0144869">
                <text:p>0.014486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2.1644">
                <text:p>32.1644</text:p>
              </table:table-cell>
              <table:table-cell office:value-type="float" office:value="7.58191">
                <text:p>7.58191</text:p>
              </table:table-cell>
              <table:table-cell office:value-type="float" office:value="0.00231139">
                <text:p>0.00231139</text:p>
              </table:table-cell>
              <table:table-cell office:value-type="float" office:value="0.0170702">
                <text:p>0.0170702</text:p>
              </table:table-cell>
              <table:table-cell office:value-type="float" office:value="0.0202294">
                <text:p>0.0202294</text:p>
              </table:table-cell>
              <table:table-cell office:value-type="float" office:value="0.0164941">
                <text:p>0.0164941</text:p>
              </table:table-cell>
              <table:table-cell office:value-type="float" office:value="0.0282297">
                <text:p>0.0282297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147.086">
                <text:p>147.086</text:p>
              </table:table-cell>
              <table:table-cell office:value-type="float" office:value="34.7699">
                <text:p>34.7699</text:p>
              </table:table-cell>
              <table:table-cell office:value-type="float" office:value="0.00361873">
                <text:p>0.00361873</text:p>
              </table:table-cell>
              <table:table-cell office:value-type="float" office:value="0.0395282">
                <text:p>0.0395282</text:p>
              </table:table-cell>
              <table:table-cell office:value-type="float" office:value="0.0433299">
                <text:p>0.0433299</text:p>
              </table:table-cell>
              <table:table-cell office:value-type="float" office:value="0.0375525">
                <text:p>0.0375525</text:p>
              </table:table-cell>
              <table:table-cell office:value-type="float" office:value="0.0679751">
                <text:p>0.06797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a76d9" draw:fill-color="#3a76d9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03b2f" draw:fill-color="#d03b2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dfa703" draw:fill-color="#dfa70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2e9549" draw:fill-color="#2e954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e36100" draw:fill-color="#e361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3ea8b0" draw:fill-color="#3ea8b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8facf6" draw:fill-color="#8facf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255cm" svg:y="3.115cm" style:legend-expansion="high" chart:style-name="ch2"/>
        <chart:plot-area chart:style-name="ch3" table:cell-range-address="Arkusz3.N10:Arkusz3.U16" chart:data-source-has-labels="both" svg:x="0.317cm" svg:y="0.196cm" svg:width="11.621cm" svg:height="8.394cm">
          <chartooo:coordinate-region svg:x="0.938cm" svg:y="0.395cm" svg:width="10.257cm" svg:height="7.548cm"/>
          <chart:axis chart:dimension="x" chart:name="primary-x" chart:style-name="ch4" chartooo:axis-type="text">
            <chart:title svg:x="5.97cm" svg:y="8.787cm" chart:style-name="ch5">
              <text:p>n</text:p>
            </chart:title>
            <chart:categories table:cell-range-address="Arkusz3.N12:Arkusz3.N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rkusz3.O12:Arkusz3.O16" chart:label-cell-address="Arkusz3.O10:Arkusz3.O11" chart:class="chart:line">
            <chart:data-point chart:repeated="5"/>
          </chart:series>
          <chart:series chart:style-name="ch9" chart:values-cell-range-address="Arkusz3.P12:Arkusz3.P16" chart:label-cell-address="Arkusz3.P10:Arkusz3.P11" chart:class="chart:line">
            <chart:data-point chart:repeated="5"/>
          </chart:series>
          <chart:series chart:style-name="ch10" chart:values-cell-range-address="Arkusz3.Q12:Arkusz3.Q16" chart:label-cell-address="Arkusz3.Q10:Arkusz3.Q11" chart:class="chart:line">
            <chart:data-point chart:repeated="5"/>
          </chart:series>
          <chart:series chart:style-name="ch11" chart:values-cell-range-address="Arkusz3.R12:Arkusz3.R16" chart:label-cell-address="Arkusz3.R10:Arkusz3.R11" chart:class="chart:line">
            <chart:data-point chart:repeated="5"/>
          </chart:series>
          <chart:series chart:style-name="ch12" chart:values-cell-range-address="Arkusz3.S12:Arkusz3.S16" chart:label-cell-address="Arkusz3.S10:Arkusz3.S11" chart:class="chart:line">
            <chart:data-point chart:repeated="5"/>
          </chart:series>
          <chart:series chart:style-name="ch13" chart:values-cell-range-address="Arkusz3.T12:Arkusz3.T16" chart:label-cell-address="Arkusz3.T10:Arkusz3.T11" chart:class="chart:line">
            <chart:data-point chart:repeated="5"/>
          </chart:series>
          <chart:series chart:style-name="ch14" chart:values-cell-range-address="Arkusz3.U12:Arkusz3.U16" chart:label-cell-address="Arkusz3.U10:Arkusz3.U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 Sort</text:p>
                <text:list>
                  <text:list-item>
                    <text:p/>
                  </text:list-item>
                  <text:list-item>
                    <text:p>Bubble Sort</text:p>
                  </text:list-item>
                </text:list>
                <draw:g>
                  <svg:desc>Arkusz3.O10:Arkusz3.O11</svg:desc>
                </draw:g>
              </table:table-cell>
              <table:table-cell office:value-type="string">
                <text:p>Selection Sort</text:p>
                <text:list>
                  <text:list-item>
                    <text:p/>
                  </text:list-item>
                  <text:list-item>
                    <text:p>Selection Sort</text:p>
                  </text:list-item>
                </text:list>
                <draw:g>
                  <svg:desc>Arkusz3.P10:Arkusz3.P11</svg:desc>
                </draw:g>
              </table:table-cell>
              <table:table-cell office:value-type="string">
                <text:p>Counting Sort</text:p>
                <text:list>
                  <text:list-item>
                    <text:p/>
                  </text:list-item>
                  <text:list-item>
                    <text:p>Counting Sort</text:p>
                  </text:list-item>
                </text:list>
                <draw:g>
                  <svg:desc>Arkusz3.Q10:Arkusz3.Q11</svg:desc>
                </draw:g>
              </table:table-cell>
              <table:table-cell office:value-type="string">
                <text:p>Radix Sort</text:p>
                <text:list>
                  <text:list-item>
                    <text:p/>
                  </text:list-item>
                  <text:list-item>
                    <text:p>Radix Sort</text:p>
                  </text:list-item>
                </text:list>
                <draw:g>
                  <svg:desc>Arkusz3.R10:Arkusz3.R11</svg:desc>
                </draw:g>
              </table:table-cell>
              <table:table-cell office:value-type="string">
                <text:p>Quick Sort</text:p>
                <text:list>
                  <text:list-item>
                    <text:p/>
                  </text:list-item>
                  <text:list-item>
                    <text:p>Quick Sort</text:p>
                  </text:list-item>
                </text:list>
                <draw:g>
                  <svg:desc>Arkusz3.S10:Arkusz3.S11</svg:desc>
                </draw:g>
              </table:table-cell>
              <table:table-cell office:value-type="string">
                <text:p>Merge Sort</text:p>
                <text:list>
                  <text:list-item>
                    <text:p/>
                  </text:list-item>
                  <text:list-item>
                    <text:p>Merge Sort</text:p>
                  </text:list-item>
                </text:list>
                <draw:g>
                  <svg:desc>Arkusz3.T10:Arkusz3.T11</svg:desc>
                </draw:g>
              </table:table-cell>
              <table:table-cell office:value-type="string">
                <text:p>Heap Sort</text:p>
                <text:list>
                  <text:list-item>
                    <text:p/>
                  </text:list-item>
                  <text:list-item>
                    <text:p>Heap Sort</text:p>
                  </text:list-item>
                </text:list>
                <draw:g>
                  <svg:desc>Arkusz3.U10:Arkusz3.U1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Arkusz3.N12:Arkusz3.N16</svg:desc>
                </draw:g>
              </table:table-cell>
              <table:table-cell office:value-type="float" office:value="0.16351">
                <text:p>0.16351</text:p>
                <draw:g>
                  <svg:desc>Arkusz3.O12:Arkusz3.O16</svg:desc>
                </draw:g>
              </table:table-cell>
              <table:table-cell office:value-type="float" office:value="0.137171">
                <text:p>0.137171</text:p>
                <draw:g>
                  <svg:desc>Arkusz3.P12:Arkusz3.P16</svg:desc>
                </draw:g>
              </table:table-cell>
              <table:table-cell office:value-type="float" office:value="0.0015652">
                <text:p>0.0015652</text:p>
                <draw:g>
                  <svg:desc>Arkusz3.Q12:Arkusz3.Q16</svg:desc>
                </draw:g>
              </table:table-cell>
              <table:table-cell office:value-type="float" office:value="0.00235539">
                <text:p>0.00235539</text:p>
                <draw:g>
                  <svg:desc>Arkusz3.R12:Arkusz3.R16</svg:desc>
                </draw:g>
              </table:table-cell>
              <table:table-cell office:value-type="float" office:value="0.602535">
                <text:p>0.602535</text:p>
                <draw:g>
                  <svg:desc>Arkusz3.S12:Arkusz3.S16</svg:desc>
                </draw:g>
              </table:table-cell>
              <table:table-cell office:value-type="float" office:value="0.00112272">
                <text:p>0.00112272</text:p>
                <draw:g>
                  <svg:desc>Arkusz3.T12:Arkusz3.T16</svg:desc>
                </draw:g>
              </table:table-cell>
              <table:table-cell office:value-type="float" office:value="0.00248576">
                <text:p>0.00248576</text:p>
                <draw:g>
                  <svg:desc>Arkusz3.U12:Arkusz3.U16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576902">
                <text:p>0.576902</text:p>
              </table:table-cell>
              <table:table-cell office:value-type="float" office:value="0.545859">
                <text:p>0.545859</text:p>
              </table:table-cell>
              <table:table-cell office:value-type="float" office:value="0.00215625">
                <text:p>0.00215625</text:p>
              </table:table-cell>
              <table:table-cell office:value-type="float" office:value="0.00485918">
                <text:p>0.00485918</text:p>
              </table:table-cell>
              <table:table-cell office:value-type="float" office:value="2.41865">
                <text:p>2.41865</text:p>
              </table:table-cell>
              <table:table-cell office:value-type="float" office:value="0.00255828">
                <text:p>0.00255828</text:p>
              </table:table-cell>
              <table:table-cell office:value-type="float" office:value="0.00631062">
                <text:p>0.0063106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.34503">
                <text:p>2.34503</text:p>
              </table:table-cell>
              <table:table-cell office:value-type="float" office:value="2.15268">
                <text:p>2.15268</text:p>
              </table:table-cell>
              <table:table-cell office:value-type="float" office:value="0.0020621">
                <text:p>0.0020621</text:p>
              </table:table-cell>
              <table:table-cell office:value-type="float" office:value="0.00958994">
                <text:p>0.00958994</text:p>
              </table:table-cell>
              <table:table-cell office:value-type="float" office:value="9.61337">
                <text:p>9.61337</text:p>
              </table:table-cell>
              <table:table-cell office:value-type="float" office:value="0.00565769">
                <text:p>0.00565769</text:p>
              </table:table-cell>
              <table:table-cell office:value-type="float" office:value="0.0120468">
                <text:p>0.012046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9.46751">
                <text:p>9.46751</text:p>
              </table:table-cell>
              <table:table-cell office:value-type="float" office:value="8.61027">
                <text:p>8.61027</text:p>
              </table:table-cell>
              <table:table-cell office:value-type="float" office:value="0.0023572">
                <text:p>0.0023572</text:p>
              </table:table-cell>
              <table:table-cell office:value-type="float" office:value="0.0209465">
                <text:p>0.0209465</text:p>
              </table:table-cell>
              <table:table-cell office:value-type="float" office:value="35.088">
                <text:p>35.088</text:p>
              </table:table-cell>
              <table:table-cell office:value-type="float" office:value="0.010503">
                <text:p>0.010503</text:p>
              </table:table-cell>
              <table:table-cell office:value-type="float" office:value="0.023954">
                <text:p>0.023954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35.8211">
                <text:p>35.8211</text:p>
              </table:table-cell>
              <table:table-cell office:value-type="float" office:value="34.6386">
                <text:p>34.6386</text:p>
              </table:table-cell>
              <table:table-cell office:value-type="float" office:value="0.00311493">
                <text:p>0.00311493</text:p>
              </table:table-cell>
              <table:table-cell office:value-type="float" office:value="0.0467324">
                <text:p>0.0467324</text:p>
              </table:table-cell>
              <table:table-cell office:value-type="float" office:value="151.155">
                <text:p>151.155</text:p>
              </table:table-cell>
              <table:table-cell office:value-type="float" office:value="0.0229405">
                <text:p>0.0229405</text:p>
              </table:table-cell>
              <table:table-cell office:value-type="float" office:value="0.055064">
                <text:p>0.0550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